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5in" fo:margin-left="0.0049in" fo:margin-top="0in" fo:margin-bottom="0in" table:align="left" style:writing-mode="page"/>
    </style:style>
    <style:style style:name="Table1.A" style:family="table-column">
      <style:table-column-properties style:column-width="1.6979in"/>
    </style:style>
    <style:style style:name="Table1.B" style:family="table-column">
      <style:table-column-properties style:column-width="4.55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2" style:family="table">
      <style:table-properties style:width="6.25in" fo:margin-left="0.0049in" fo:margin-top="0in" fo:margin-bottom="0in" table:align="left" style:writing-mode="page"/>
    </style:style>
    <style:style style:name="Table2.A" style:family="table-column">
      <style:table-column-properties style:column-width="1.6979in"/>
    </style:style>
    <style:style style:name="Table2.B" style:family="table-column">
      <style:table-column-properties style:column-width="4.551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3" style:family="table">
      <style:table-properties style:width="6.25in" fo:margin-left="0.0049in" fo:margin-top="0in" fo:margin-bottom="0in" table:align="left" style:writing-mode="page"/>
    </style:style>
    <style:style style:name="Table3.A" style:family="table-column">
      <style:table-column-properties style:column-width="1.6979in"/>
    </style:style>
    <style:style style:name="Table3.B" style:family="table-column">
      <style:table-column-properties style:column-width="4.551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4" style:family="table">
      <style:table-properties style:width="6.25in" fo:margin-left="0.0049in" fo:margin-top="0in" fo:margin-bottom="0in" table:align="left" style:writing-mode="page"/>
    </style:style>
    <style:style style:name="Table4.A" style:family="table-column">
      <style:table-column-properties style:column-width="1.6979in"/>
    </style:style>
    <style:style style:name="Table4.B" style:family="table-column">
      <style:table-column-properties style:column-width="4.551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5" style:family="table">
      <style:table-properties style:width="6.25in" fo:margin-left="0.0049in" fo:margin-top="0in" fo:margin-bottom="0in" table:align="left" style:writing-mode="page"/>
    </style:style>
    <style:style style:name="Table5.A" style:family="table-column">
      <style:table-column-properties style:column-width="1.6979in"/>
    </style:style>
    <style:style style:name="Table5.B" style:family="table-column">
      <style:table-column-properties style:column-width="4.551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5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6" style:family="table">
      <style:table-properties style:width="6.25in" fo:margin-left="0.0049in" fo:margin-top="0in" fo:margin-bottom="0in" table:align="left" style:writing-mode="page"/>
    </style:style>
    <style:style style:name="Table6.A" style:family="table-column">
      <style:table-column-properties style:column-width="1.4688in"/>
    </style:style>
    <style:style style:name="Table6.B" style:family="table-column">
      <style:table-column-properties style:column-width="4.780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7" style:family="table">
      <style:table-properties style:width="6.25in" fo:margin-left="0.0049in" fo:margin-top="0in" fo:margin-bottom="0in" table:align="left" style:writing-mode="page"/>
    </style:style>
    <style:style style:name="Table7.A" style:family="table-column">
      <style:table-column-properties style:column-width="1.4688in"/>
    </style:style>
    <style:style style:name="Table7.B" style:family="table-column">
      <style:table-column-properties style:column-width="4.780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7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8" style:family="table">
      <style:table-properties style:width="6.25in" fo:margin-left="0.0049in" fo:margin-top="0in" fo:margin-bottom="0in" table:align="left" style:writing-mode="page"/>
    </style:style>
    <style:style style:name="Table8.A" style:family="table-column">
      <style:table-column-properties style:column-width="1.4688in"/>
    </style:style>
    <style:style style:name="Table8.B" style:family="table-column">
      <style:table-column-properties style:column-width="4.780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9" style:family="table">
      <style:table-properties style:width="6.25in" fo:margin-left="0.0049in" fo:margin-top="0in" fo:margin-bottom="0in" table:align="left" style:writing-mode="page"/>
    </style:style>
    <style:style style:name="Table9.A" style:family="table-column">
      <style:table-column-properties style:column-width="1.4688in"/>
    </style:style>
    <style:style style:name="Table9.B" style:family="table-column">
      <style:table-column-properties style:column-width="4.780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9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10" style:family="table">
      <style:table-properties style:width="6.25in" fo:margin-left="0.0049in" fo:margin-top="0in" fo:margin-bottom="0in" table:align="left" style:writing-mode="page"/>
    </style:style>
    <style:style style:name="Table10.A" style:family="table-column">
      <style:table-column-properties style:column-width="1.4688in"/>
    </style:style>
    <style:style style:name="Table10.B" style:family="table-column">
      <style:table-column-properties style:column-width="4.780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10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11" style:family="table">
      <style:table-properties style:width="6.25in" fo:margin-left="0.0049in" fo:margin-top="0in" fo:margin-bottom="0in" table:align="left" style:writing-mode="page"/>
    </style:style>
    <style:style style:name="Table11.A" style:family="table-column">
      <style:table-column-properties style:column-width="1.6979in"/>
    </style:style>
    <style:style style:name="Table11.B" style:family="table-column">
      <style:table-column-properties style:column-width="4.551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11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12" style:family="table" style:master-page-name="">
      <style:table-properties style:width="6.3958in" fo:margin-left="0.0049in" fo:margin-top="0in" fo:margin-bottom="0in" style:page-number="auto" fo:break-before="auto" fo:break-after="auto" table:align="left" style:writing-mode="page"/>
    </style:style>
    <style:style style:name="Table12.A" style:family="table-column">
      <style:table-column-properties style:column-width="1.6979in"/>
    </style:style>
    <style:style style:name="Table12.B" style:family="table-column">
      <style:table-column-properties style:column-width="4.6972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12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13" style:family="table">
      <style:table-properties style:width="6.25in" fo:margin-left="0.0049in" fo:margin-top="0in" fo:margin-bottom="0in" table:align="left" style:writing-mode="page"/>
    </style:style>
    <style:style style:name="Table13.A" style:family="table-column">
      <style:table-column-properties style:column-width="1.6979in"/>
    </style:style>
    <style:style style:name="Table13.B" style:family="table-column">
      <style:table-column-properties style:column-width="4.551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13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14" style:family="table">
      <style:table-properties style:width="6.25in" fo:margin-left="0.0049in" fo:margin-top="0in" fo:margin-bottom="0in" table:align="left" style:writing-mode="page"/>
    </style:style>
    <style:style style:name="Table14.A" style:family="table-column">
      <style:table-column-properties style:column-width="1.6979in"/>
    </style:style>
    <style:style style:name="Table14.B" style:family="table-column">
      <style:table-column-properties style:column-width="4.551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14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15" style:family="table">
      <style:table-properties style:width="6.25in" fo:margin-left="0.0049in" fo:margin-top="0in" fo:margin-bottom="0in" table:align="left" style:writing-mode="page"/>
    </style:style>
    <style:style style:name="Table15.A" style:family="table-column">
      <style:table-column-properties style:column-width="1.6979in"/>
    </style:style>
    <style:style style:name="Table15.B" style:family="table-column">
      <style:table-column-properties style:column-width="4.551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15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16" style:family="table">
      <style:table-properties style:width="6.25in" fo:margin-left="0.0049in" fo:margin-top="0in" fo:margin-bottom="0in" table:align="left" style:writing-mode="page"/>
    </style:style>
    <style:style style:name="Table16.A" style:family="table-column">
      <style:table-column-properties style:column-width="1.6979in"/>
    </style:style>
    <style:style style:name="Table16.B" style:family="table-column">
      <style:table-column-properties style:column-width="4.551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16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17" style:family="table">
      <style:table-properties style:width="6.25in" fo:margin-left="0.0049in" fo:margin-top="0in" fo:margin-bottom="0in" table:align="left" style:writing-mode="page"/>
    </style:style>
    <style:style style:name="Table17.A" style:family="table-column">
      <style:table-column-properties style:column-width="1.6979in"/>
    </style:style>
    <style:style style:name="Table17.B" style:family="table-column">
      <style:table-column-properties style:column-width="4.551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17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18" style:family="table">
      <style:table-properties style:width="6.25in" fo:margin-left="0.0049in" fo:margin-top="0in" fo:margin-bottom="0in" table:align="left" style:writing-mode="page"/>
    </style:style>
    <style:style style:name="Table18.A" style:family="table-column">
      <style:table-column-properties style:column-width="1.6979in"/>
    </style:style>
    <style:style style:name="Table18.B" style:family="table-column">
      <style:table-column-properties style:column-width="4.551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18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19" style:family="table">
      <style:table-properties style:width="6.25in" fo:margin-left="0.0049in" fo:margin-top="0in" fo:margin-bottom="0in" table:align="left" style:writing-mode="page"/>
    </style:style>
    <style:style style:name="Table19.A" style:family="table-column">
      <style:table-column-properties style:column-width="1.6979in"/>
    </style:style>
    <style:style style:name="Table19.B" style:family="table-column">
      <style:table-column-properties style:column-width="4.551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19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20" style:family="table">
      <style:table-properties style:width="6.25in" fo:margin-left="0.0049in" fo:margin-top="0in" fo:margin-bottom="0in" table:align="left" style:writing-mode="page"/>
    </style:style>
    <style:style style:name="Table20.A" style:family="table-column">
      <style:table-column-properties style:column-width="1.6979in"/>
    </style:style>
    <style:style style:name="Table20.B" style:family="table-column">
      <style:table-column-properties style:column-width="4.551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background-color="#ccffff" fo:padding="0.0389in" fo:border="0.75pt solid #000000">
        <style:background-image/>
      </style:table-cell-properties>
    </style:style>
    <style:style style:name="Table20.B1" style:family="table-cell">
      <style:table-cell-properties style:vertical-align="middle" fo:background-color="transparent" fo:padding="0.0389in" fo:border="1pt solid #000000">
        <style:background-image/>
      </style:table-cell-properties>
    </style:style>
    <style:style style:name="Table20.7" style:family="table-row">
      <style:table-row-properties style:min-row-height="0.284in" fo:keep-together="auto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text-properties fo:font-size="26pt" fo:font-weight="bold" style:font-size-asian="26pt" style:font-weight-asian="bold" style:font-size-complex="26pt"/>
    </style:style>
    <style:style style:name="P4" style:family="paragraph" style:parent-style-name="normal">
      <style:paragraph-properties fo:text-align="center" style:justify-single-word="false"/>
      <style:text-properties fo:font-size="26pt" fo:font-weight="bold" style:font-size-asian="26pt" style:font-weight-asian="bold" style:font-size-complex="26pt"/>
    </style:style>
    <style:style style:name="P5" style:family="paragraph" style:parent-style-name="normal">
      <style:paragraph-properties fo:margin-top="0.1665in" fo:margin-bottom="0.0835in" style:contextual-spacing="false" fo:line-height="7%" fo:text-align="justify" style:justify-single-word="false"/>
      <style:text-properties fo:font-size="26pt" fo:font-weight="bold" style:font-size-asian="26pt" style:font-weight-asian="bold" style:font-size-complex="26pt"/>
    </style:style>
    <style:style style:name="P6" style:family="paragraph" style:parent-style-name="normal">
      <style:paragraph-properties fo:margin-top="0.139in" fo:margin-bottom="0.0972in" style:contextual-spacing="false" fo:line-height="7%" fo:text-align="justify" style:justify-single-word="false" fo:orphans="0" fo:widows="0"/>
    </style:style>
    <style:style style:name="P7" style:family="paragraph" style:parent-style-name="normal">
      <style:paragraph-properties fo:margin-top="0.139in" fo:margin-bottom="0.0972in" style:contextual-spacing="false" fo:line-height="7%" fo:text-align="justify" style:justify-single-word="false" fo:orphans="0" fo:widows="0" fo:break-before="page"/>
    </style:style>
    <style:style style:name="P8" style:family="paragraph" style:parent-style-name="normal">
      <style:paragraph-properties fo:line-height="7%" fo:orphans="0" fo:widows="0"/>
    </style:style>
    <style:style style:name="P9" style:family="paragraph" style:parent-style-name="normal">
      <style:paragraph-properties fo:margin-top="0in" fo:margin-bottom="0in" style:contextual-spacing="false" fo:line-height="7%" fo:orphans="0" fo:widows="0"/>
    </style:style>
    <style:style style:name="P10" style:family="paragraph" style:parent-style-name="normal">
      <style:paragraph-properties fo:text-align="justify" style:justify-single-word="false"/>
    </style:style>
    <style:style style:name="P11" style:family="paragraph" style:parent-style-name="normal">
      <style:paragraph-properties fo:line-height="100%" fo:orphans="0" fo:widows="0"/>
    </style:style>
    <style:style style:name="P12" style:family="paragraph" style:parent-style-name="normal" style:list-style-name="WWNum13">
      <style:paragraph-properties fo:margin-left="0.5in" fo:line-height="100%" fo:orphans="0" fo:widows="0" fo:text-indent="-0.25in" style:auto-text-indent="false"/>
    </style:style>
    <style:style style:name="P13" style:family="paragraph" style:parent-style-name="normal" style:list-style-name="WWNum1">
      <style:paragraph-properties fo:margin-left="0.5in" fo:line-height="100%" fo:orphans="0" fo:widows="0" fo:text-indent="-0.25in" style:auto-text-indent="false"/>
    </style:style>
    <style:style style:name="P14" style:family="paragraph" style:parent-style-name="normal" style:list-style-name="WWNum8">
      <style:paragraph-properties fo:margin-left="0.5in" fo:line-height="100%" fo:orphans="0" fo:widows="0" fo:text-indent="-0.25in" style:auto-text-indent="false"/>
    </style:style>
    <style:style style:name="P15" style:family="paragraph" style:parent-style-name="normal" style:list-style-name="WWNum2">
      <style:paragraph-properties fo:margin-left="0.5in" fo:line-height="100%" fo:orphans="0" fo:widows="0" fo:text-indent="-0.25in" style:auto-text-indent="false"/>
    </style:style>
    <style:style style:name="P16" style:family="paragraph" style:parent-style-name="normal" style:list-style-name="WWNum10">
      <style:paragraph-properties fo:margin-left="0.5in" fo:line-height="100%" fo:orphans="0" fo:widows="0" fo:text-indent="-0.25in" style:auto-text-indent="false"/>
    </style:style>
    <style:style style:name="P17" style:family="paragraph" style:parent-style-name="normal" style:list-style-name="WWNum4">
      <style:paragraph-properties fo:margin-left="0.5in" fo:line-height="100%" fo:orphans="0" fo:widows="0" fo:text-indent="-0.25in" style:auto-text-indent="false"/>
    </style:style>
    <style:style style:name="P18" style:family="paragraph" style:parent-style-name="normal" style:list-style-name="WWNum15">
      <style:paragraph-properties fo:margin-left="0.5in" fo:line-height="100%" fo:orphans="0" fo:widows="0" fo:text-indent="-0.25in" style:auto-text-indent="false"/>
    </style:style>
    <style:style style:name="P19" style:family="paragraph" style:parent-style-name="normal" style:list-style-name="WWNum11">
      <style:paragraph-properties fo:margin-left="0.5in" fo:line-height="100%" fo:orphans="0" fo:widows="0" fo:text-indent="-0.25in" style:auto-text-indent="false"/>
    </style:style>
    <style:style style:name="P20" style:family="paragraph" style:parent-style-name="normal" style:list-style-name="WWNum9">
      <style:paragraph-properties fo:margin-left="0.2953in" fo:line-height="100%" fo:orphans="0" fo:widows="0" fo:text-indent="-0.25in" style:auto-text-indent="false"/>
    </style:style>
    <style:style style:name="P21" style:family="paragraph" style:parent-style-name="normal" style:list-style-name="WWNum6">
      <style:paragraph-properties fo:margin-left="0.2953in" fo:line-height="100%" fo:orphans="0" fo:widows="0" fo:text-indent="-0.25in" style:auto-text-indent="false"/>
    </style:style>
    <style:style style:name="P22" style:family="paragraph" style:parent-style-name="normal" style:list-style-name="WWNum7">
      <style:paragraph-properties fo:margin-left="0.2953in" fo:line-height="100%" fo:orphans="0" fo:widows="0" fo:text-indent="-0.25in" style:auto-text-indent="false"/>
    </style:style>
    <style:style style:name="P23" style:family="paragraph" style:parent-style-name="normal" style:list-style-name="WWNum12">
      <style:paragraph-properties fo:margin-left="0.5in" fo:line-height="100%" fo:orphans="0" fo:widows="0" fo:text-indent="-0.25in" style:auto-text-indent="false"/>
    </style:style>
    <style:style style:name="P24" style:family="paragraph" style:parent-style-name="normal" style:list-style-name="WWNum3">
      <style:paragraph-properties fo:margin-left="0.5in" fo:line-height="100%" fo:orphans="0" fo:widows="0" fo:text-indent="-0.25in" style:auto-text-indent="false"/>
    </style:style>
    <style:style style:name="P25" style:family="paragraph" style:parent-style-name="normal" style:list-style-name="WWNum17">
      <style:paragraph-properties fo:margin-left="0.5in" fo:line-height="100%" fo:orphans="0" fo:widows="0" fo:text-indent="-0.25in" style:auto-text-indent="false"/>
    </style:style>
    <style:style style:name="P26" style:family="paragraph" style:parent-style-name="normal" style:list-style-name="WWNum14">
      <style:paragraph-properties fo:margin-left="0.5in" fo:line-height="100%" fo:orphans="0" fo:widows="0" fo:text-indent="-0.25in" style:auto-text-indent="false"/>
    </style:style>
    <style:style style:name="P27" style:family="paragraph" style:parent-style-name="normal" style:list-style-name="WWNum16">
      <style:paragraph-properties fo:margin-left="0.5in" fo:line-height="100%" fo:orphans="0" fo:widows="0" fo:text-indent="-0.25in" style:auto-text-indent="false"/>
    </style:style>
    <style:style style:name="P28" style:family="paragraph" style:parent-style-name="normal" style:list-style-name="WWNum5">
      <style:paragraph-properties fo:margin-left="0.5in" fo:line-height="100%" fo:orphans="0" fo:widows="0" fo:text-indent="-0.25in" style:auto-text-indent="false"/>
    </style:style>
    <style:style style:name="P29" style:family="paragraph" style:parent-style-name="normal">
      <style:paragraph-properties fo:line-height="100%"/>
    </style:style>
    <style:style style:name="P30" style:family="paragraph" style:parent-style-name="normal">
      <style:paragraph-properties fo:line-height="100%" fo:orphans="0" fo:widows="0"/>
      <style:text-properties style:font-name="Cambria" fo:font-size="13pt" style:font-name-asian="Cambria1" style:font-size-asian="13pt" style:font-name-complex="Cambria1" style:font-size-complex="13pt"/>
    </style:style>
    <style:style style:name="P31" style:family="paragraph" style:parent-style-name="normal">
      <style:paragraph-properties fo:margin-left="0in" fo:line-height="100%" fo:orphans="0" fo:widows="0" fo:text-indent="0in" style:auto-text-indent="false"/>
      <style:text-properties style:font-name="Cambria" fo:font-size="13pt" style:font-name-asian="Cambria1" style:font-size-asian="13pt" style:font-name-complex="Cambria1" style:font-size-complex="13pt"/>
    </style:style>
    <style:style style:name="P32" style:family="paragraph" style:parent-style-name="normal">
      <style:paragraph-properties fo:margin-left="0.5in" fo:line-height="100%" fo:orphans="0" fo:widows="0" fo:text-indent="0in" style:auto-text-indent="false"/>
      <style:text-properties style:font-name="Cambria" fo:font-size="13pt" style:font-name-asian="Cambria1" style:font-size-asian="13pt" style:font-name-complex="Cambria1" style:font-size-complex="13pt"/>
    </style:style>
    <style:style style:name="P33" style:family="paragraph" style:parent-style-name="normal">
      <style:paragraph-properties fo:line-height="7%" fo:orphans="0" fo:widows="0"/>
      <style:text-properties style:font-name="Cambria" fo:font-size="13pt" style:font-name-asian="Cambria1" style:font-size-asian="13pt" style:font-name-complex="Cambria1" style:font-size-complex="13pt"/>
    </style:style>
    <style:style style:name="P34" style:family="paragraph" style:parent-style-name="normal">
      <style:paragraph-properties fo:margin-top="0.139in" fo:margin-bottom="0.0972in" style:contextual-spacing="false" fo:line-height="7%" fo:text-align="justify" style:justify-single-word="false" fo:orphans="0" fo:widows="0"/>
      <style:text-properties style:font-name="Cambria" fo:font-size="13pt" fo:font-weight="bold" style:font-name-asian="Cambria1" style:font-size-asian="13pt" style:font-weight-asian="bold" style:font-name-complex="Cambria1" style:font-size-complex="13pt"/>
    </style:style>
    <style:style style:name="P35" style:family="paragraph" style:parent-style-name="normal">
      <style:paragraph-properties fo:margin-top="0in" fo:margin-bottom="0in" style:contextual-spacing="false" fo:break-before="page"/>
    </style:style>
    <style:style style:name="P36" style:family="paragraph" style:parent-style-name="normal">
      <style:paragraph-properties fo:margin-top="0.139in" fo:margin-bottom="0.0972in" style:contextual-spacing="false" fo:line-height="7%" fo:text-align="justify" style:justify-single-word="false" fo:orphans="0" fo:widows="0"/>
      <style:text-properties fo:font-weight="bold" style:font-weight-asian="bold"/>
    </style:style>
    <style:style style:name="P37" style:family="paragraph" style:parent-style-name="normal">
      <style:text-properties officeooo:paragraph-rsid="000a5150"/>
    </style:style>
    <style:style style:name="P38" style:family="paragraph" style:parent-style-name="normal">
      <style:paragraph-properties fo:break-before="page"/>
      <style:text-properties officeooo:paragraph-rsid="000a5150"/>
    </style:style>
    <style:style style:name="P39" style:family="paragraph" style:parent-style-name="normal">
      <style:paragraph-properties fo:break-before="pag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fo:font-weight="bold" style:font-size-asian="26pt" style:font-weight-asian="bold" style:font-size-complex="26pt"/>
    </style:style>
    <style:style style:name="T5" style:family="text">
      <style:text-properties style:font-name="Cambria" fo:font-size="13pt" fo:font-weight="bold" style:font-name-asian="Cambria1" style:font-size-asian="13pt" style:font-weight-asian="bold" style:font-name-complex="Cambria1" style:font-size-complex="13pt"/>
    </style:style>
    <style:style style:name="T6" style:family="text">
      <style:text-properties style:font-name="Cambria" fo:font-size="13pt" style:font-name-asian="Cambria1" style:font-size-asian="13pt" style:font-name-complex="Cambria1" style:font-size-complex="13pt"/>
    </style:style>
    <style:style style:name="T7" style:family="text">
      <style:text-properties style:font-name="Cambria" fo:font-size="13pt" style:text-underline-style="none" style:font-name-asian="Cambria1" style:font-size-asian="13pt" style:font-name-complex="Cambria1" style:font-size-complex="13pt"/>
    </style:style>
    <style:style style:name="T8" style:family="text">
      <style:text-properties style:font-name="Cambria" fo:font-size="13pt" fo:font-style="italic" style:font-name-asian="Cambria1" style:font-size-asian="13pt" style:font-style-asian="italic" style:font-name-complex="Cambria1" style:font-size-complex="13pt"/>
    </style:style>
    <style:style style:name="T9" style:family="text">
      <style:text-properties fo:font-weight="bold" style:font-weight-asian="bold"/>
    </style:style>
    <style:style style:name="T10" style:family="text">
      <style:text-properties style:text-position="super 58%" style:font-name="Cambria" fo:font-size="13pt" style:font-name-asian="Cambria1" style:font-size-asian="13pt" style:font-name-complex="Cambria1" style:font-size-complex="13pt"/>
    </style:style>
    <style:style style:name="T1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Sistema de Gestión de Reservas de Actividades Turísticas </text:span><text:span text:style-name="T1"/></text:p>
      <text:p text:style-name="P1" loext:marker-style-name="T3"><text:span text:style-name="T2">GERAT</text:span></text:p>
      <text:p text:style-name="P1"/>
      <text:p text:style-name="P1">12 de mayo de 2025</text:p>
      <text:p text:style-name="normal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1"><text:span text:style-name="T4">Contratos</text:span></text:p>
      <text:p text:style-name="P1"/>
      <text:p text:style-name="P1"/>
      <text:p text:style-name="P1"/>
      <text:p text:style-name="P1"/>
      <text:p text:style-name="P1"/>
      <text:p text:style-name="P1">Manuel Gómez Rubio<text:line-break/></text:p>
      <text:p text:style-name="P1">Arturo Olivares Martos<text:line-break/></text:p>
      <text:p text:style-name="P1">Pablo Linari Pérez<text:line-break/></text:p>
      <text:p text:style-name="P1">Joaquín Avilés de la Fuente</text:p>
      <text:p text:style-name="normal"/>
      <text:p text:style-name="normal"/>
      <text:p text:style-name="P4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normal"><text:soft-page-break/><text:span text:style-name="T4">Operaciones de Joaquín</text:span></text:p>
      <text:p text:style-name="P6" loext:marker-style-name="T9"><text:span text:style-name="T5">Alta de Cliente</text:span><text:span text:style-name="T5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 loext:marker-style-name="T6"><text:span text:style-name="T6">Nombre</text:span><text:span text:style-name="T6"/></text:p>
          </table:table-cell>
          <table:table-cell table:style-name="Table1.B1" office:value-type="string">
            <text:p text:style-name="P10" loext:marker-style-name="T6"><text:span text:style-name="T6">idCliente = altaCliente (dni, nombre, apellidos, email, telefonoMovil, tarjetaPago, usuarioPayPal)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1.B1" office:value-type="string">
            <text:p text:style-name="P11" loext:marker-style-name="T6"><text:span text:style-name="T6">Dar de alta a un cliente a partir de ciertas credenciales.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8" loext:marker-style-name="T6"><text:span text:style-name="T6">Tipo</text:span><text:span text:style-name="T6"/></text:p>
          </table:table-cell>
          <table:table-cell table:style-name="Table1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8" loext:marker-style-name="T6"><text:span text:style-name="T6">Notas</text:span><text:span text:style-name="T6"/></text:p>
          </table:table-cell>
          <table:table-cell table:style-name="Table1.B1" office:value-type="string">
            <text:p text:style-name="P30" loext:marker-style-name="T6"/>
          </table:table-cell>
        </table:table-row>
        <table:table-row table:style-name="Table1.1">
          <table:table-cell table:style-name="Table1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1.B1" office:value-type="string">
            <text:list text:style-name="WWNum13">
              <text:list-item>
                <text:p text:style-name="P12" loext:marker-style-name="T7"><text:span text:style-name="T6">El cliente ya está dado de alta en el sistema</text:span><text:span text:style-name="T7"/></text:p>
              </text:list-item>
              <text:list-item>
                <text:p text:style-name="P12" loext:marker-style-name="T6"><text:span text:style-name="T6">Las credenciales aportadas no son válidas (teléfono móvil, etc en formato incorrecto)</text:span><text:span text:style-name="T6"/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8" loext:marker-style-name="T6"><text:span text:style-name="T6">Salida</text:span><text:span text:style-name="T6"/></text:p>
          </table:table-cell>
          <table:table-cell table:style-name="Table1.B1" office:value-type="string">
            <text:p text:style-name="P11" loext:marker-style-name="T6"><text:span text:style-name="T6">Identificador del cliente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1.B1" office:value-type="string">
            <text:p text:style-name="P11" loext:marker-style-name="T6"><text:span text:style-name="T6">DNI en formato correcto (8 números y 1 letra)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1.B1" office:value-type="string">
            <text:list text:style-name="WWNum1">
              <text:list-item>
                <text:p text:style-name="P13" loext:marker-style-name="T7"><text:span text:style-name="T6">Se creó un objeto de la clase Cliente, cli, bien inicializado a partir de los datos aportados en los atributos de la operación y el atributo esUsuario tomó el valor “FALSE”.</text:span><text:span text:style-name="T7"/></text:p>
              </text:list-item>
            </text:list>
          </table:table-cell>
        </table:table-row>
      </table:table>
      <text:p text:style-name="P5" loext:marker-style-name="T4"/>
      <text:p text:style-name="P6" loext:marker-style-name="T9"><text:span text:style-name="T5">Obtener Identificador de Cliente</text:span><text:span text:style-name="T5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 loext:marker-style-name="T6"><text:span text:style-name="T6">Nombre</text:span><text:span text:style-name="T6"/></text:p>
          </table:table-cell>
          <table:table-cell table:style-name="Table2.B1" office:value-type="string">
            <text:p text:style-name="P10" loext:marker-style-name="T6"><text:span text:style-name="T6">idCliente = getIdCliente (dni, nombre, apellidos)</text:span><text:span text:style-name="T6"/></text:p>
          </table:table-cell>
        </table:table-row>
        <table:table-row table:style-name="Table2.1">
          <table:table-cell table:style-name="Table2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2.B1" office:value-type="string">
            <text:p text:style-name="P11" loext:marker-style-name="T6"><text:span text:style-name="T6">Obtener el identificador del cliente a partir de sus credenciales.</text:span><text:span text:style-name="T6"/></text:p>
          </table:table-cell>
        </table:table-row>
        <table:table-row table:style-name="Table2.1">
          <table:table-cell table:style-name="Table2.A1" office:value-type="string">
            <text:p text:style-name="P8" loext:marker-style-name="T6"><text:span text:style-name="T6">Tipo</text:span><text:span text:style-name="T6"/></text:p>
          </table:table-cell>
          <table:table-cell table:style-name="Table2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2.1">
          <table:table-cell table:style-name="Table2.A1" office:value-type="string">
            <text:p text:style-name="P8" loext:marker-style-name="T6"><text:span text:style-name="T6">Notas</text:span><text:span text:style-name="T6"/></text:p>
          </table:table-cell>
          <table:table-cell table:style-name="Table2.B1" office:value-type="string">
            <text:p text:style-name="P30" loext:marker-style-name="T6"/>
          </table:table-cell>
        </table:table-row>
        <table:table-row table:style-name="Table2.1">
          <table:table-cell table:style-name="Table2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2.B1" office:value-type="string">
            <text:list text:style-name="WWNum8">
              <text:list-item>
                <text:p text:style-name="P14" loext:marker-style-name="T7"><text:span text:style-name="T6">No existe cliente del sistema con los atributos recibidos.</text:span><text:span text:style-name="T7"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 loext:marker-style-name="T6"><text:span text:style-name="T6">Salida</text:span><text:span text:style-name="T6"/></text:p>
          </table:table-cell>
          <table:table-cell table:style-name="Table2.B1" office:value-type="string">
            <text:p text:style-name="P11" loext:marker-style-name="T6"><text:span text:style-name="T6">Identificador del cliente</text:span><text:span text:style-name="T6"/></text:p>
          </table:table-cell>
        </table:table-row>
        <table:table-row table:style-name="Table2.1">
          <table:table-cell table:style-name="Table2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2.B1" office:value-type="string">
            <text:p text:style-name="P11" loext:marker-style-name="T6"><text:span text:style-name="T6">DNI en formato correcto (8 números y 1 letra)</text:span><text:span text:style-name="T6"/></text:p>
          </table:table-cell>
        </table:table-row>
        <table:table-row table:style-name="Table2.1">
          <table:table-cell table:style-name="Table2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2.B1" office:value-type="string">
            <text:p text:style-name="P30" loext:marker-style-name="T6"/>
          </table:table-cell>
        </table:table-row>
      </table:table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6" loext:marker-style-name="T9"><text:span text:style-name="T5"/></text:p>
      <text:p text:style-name="P7" loext:marker-style-name="T9"><text:span text:style-name="T5">Modificar Client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 loext:marker-style-name="T6"><text:span text:style-name="T6">Nombre</text:span><text:span text:style-name="T6"/></text:p>
          </table:table-cell>
          <table:table-cell table:style-name="Table3.B1" office:value-type="string">
            <text:p text:style-name="P10" loext:marker-style-name="T6"><text:span text:style-name="T6">modificarCliente (idCliente, dni, nombre, apellidos, email, telefonoMovil, tarjetaPago)</text:span><text:span text:style-name="T6"/></text:p>
          </table:table-cell>
        </table:table-row>
        <table:table-row table:style-name="Table3.1">
          <table:table-cell table:style-name="Table3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3.B1" office:value-type="string">
            <text:p text:style-name="P11" loext:marker-style-name="T6"><text:span text:style-name="T6">Se modifica la información del cliente con la nueva aportada.</text:span><text:span text:style-name="T6"/></text:p>
          </table:table-cell>
        </table:table-row>
        <table:table-row table:style-name="Table3.1">
          <table:table-cell table:style-name="Table3.A1" office:value-type="string">
            <text:p text:style-name="P8" loext:marker-style-name="T6"><text:span text:style-name="T6">Tipo</text:span><text:span text:style-name="T6"/></text:p>
          </table:table-cell>
          <table:table-cell table:style-name="Table3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3.1">
          <table:table-cell table:style-name="Table3.A1" office:value-type="string">
            <text:p text:style-name="P8" loext:marker-style-name="T6"><text:span text:style-name="T6">Notas</text:span><text:span text:style-name="T6"/></text:p>
          </table:table-cell>
          <table:table-cell table:style-name="Table3.B1" office:value-type="string">
            <text:p text:style-name="P30" loext:marker-style-name="T6"/>
          </table:table-cell>
        </table:table-row>
        <table:table-row table:style-name="Table3.1">
          <table:table-cell table:style-name="Table3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3.B1" office:value-type="string">
            <text:list text:style-name="WWNum2">
              <text:list-item>
                <text:p text:style-name="P15" loext:marker-style-name="T7"><text:span text:style-name="T6">No existe el cliente con identificador idCliente</text:span><text:span text:style-name="T7"/></text:p>
              </text:list-item>
              <text:list-item>
                <text:p text:style-name="P15" loext:marker-style-name="T6"><text:span text:style-name="T6">Las credenciales aportadas para modificar no son válidas (teléfono móvil, etc en formato incorrecto)</text:span><text:span text:style-name="T6"/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8" loext:marker-style-name="T6"><text:span text:style-name="T6">Salida</text:span><text:span text:style-name="T6"/></text:p>
          </table:table-cell>
          <table:table-cell table:style-name="Table3.B1" office:value-type="string">
            <text:p text:style-name="P30" loext:marker-style-name="T6"/>
          </table:table-cell>
        </table:table-row>
        <table:table-row table:style-name="Table3.1">
          <table:table-cell table:style-name="Table3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3.B1" office:value-type="string">
            <text:p text:style-name="P11" loext:marker-style-name="T6"><text:span text:style-name="T6">DNI en formato correcto (8 números y 1 letra)</text:span><text:span text:style-name="T6"/></text:p>
          </table:table-cell>
        </table:table-row>
        <table:table-row table:style-name="Table3.1">
          <table:table-cell table:style-name="Table3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3.B1" office:value-type="string">
            <text:list text:style-name="WWNum10">
              <text:list-item>
                <text:p text:style-name="P16" loext:marker-style-name="T7"><text:span text:style-name="T6">Se modificaron debidamente los atributos del objeto de la clase Cliente asociado a idCliente.</text:span><text:span text:style-name="T7"/></text:p>
              </text:list-item>
            </text:list>
          </table:table-cell>
        </table:table-row>
      </table:table>
      <text:p text:style-name="P5" loext:marker-style-name="T4"/>
      <text:p text:style-name="P6" loext:marker-style-name="T9"><text:span text:style-name="T5">Listar la información de Reservas de un Cliente</text:span><text:span text:style-name="T5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 loext:marker-style-name="T6"><text:span text:style-name="T6">Nombre</text:span><text:span text:style-name="T6"/></text:p>
          </table:table-cell>
          <table:table-cell table:style-name="Table4.B1" office:value-type="string">
            <text:p text:style-name="P10" loext:marker-style-name="T6"><text:span text:style-name="T6">listaInfoReservas = listarReservasCliente (idCliente)</text:span><text:span text:style-name="T6"/></text:p>
          </table:table-cell>
        </table:table-row>
        <table:table-row table:style-name="Table4.1">
          <table:table-cell table:style-name="Table4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4.B1" office:value-type="string">
            <text:p text:style-name="P11" loext:marker-style-name="T6"><text:span text:style-name="T6">Obtener información de las reservas realizadas históricamente por el cliente. </text:span><text:span text:style-name="T6"/></text:p>
          </table:table-cell>
        </table:table-row>
        <table:table-row table:style-name="Table4.1">
          <table:table-cell table:style-name="Table4.A1" office:value-type="string">
            <text:p text:style-name="P8" loext:marker-style-name="T6"><text:span text:style-name="T6">Tipo</text:span><text:span text:style-name="T6"/></text:p>
          </table:table-cell>
          <table:table-cell table:style-name="Table4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4.1">
          <table:table-cell table:style-name="Table4.A1" office:value-type="string">
            <text:p text:style-name="P8" loext:marker-style-name="T6"><text:span text:style-name="T6">Notas</text:span><text:span text:style-name="T6"/></text:p>
          </table:table-cell>
          <table:table-cell table:style-name="Table4.B1" office:value-type="string">
            <text:p text:style-name="P30" loext:marker-style-name="T6"/>
          </table:table-cell>
        </table:table-row>
        <table:table-row table:style-name="Table4.1">
          <table:table-cell table:style-name="Table4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4.B1" office:value-type="string">
            <text:list text:style-name="WWNum4">
              <text:list-item>
                <text:p text:style-name="P17" loext:marker-style-name="T6"><text:span text:style-name="T6">No existe el cliente con identificador idCliente</text:span><text:span text:style-name="T6"/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8" loext:marker-style-name="T6"><text:span text:style-name="T6">Salida</text:span><text:span text:style-name="T6"/></text:p>
          </table:table-cell>
          <table:table-cell table:style-name="Table4.B1" office:value-type="string">
            <text:p text:style-name="P11" loext:marker-style-name="T6"><text:span text:style-name="T6">Lista con información de las reservas del cliente. Para cada reserva se aporta identificador del cliente, identificador del evento asociado a la reserva, identificador de la compra asociada, identificador del participante, accesibilidad y rango de edad.</text:span><text:span text:style-name="T6"/></text:p>
          </table:table-cell>
        </table:table-row>
        <table:table-row table:style-name="Table4.1">
          <table:table-cell table:style-name="Table4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4.B1" office:value-type="string">
            <text:p text:style-name="P30" loext:marker-style-name="T6"/>
          </table:table-cell>
        </table:table-row>
        <table:table-row table:style-name="Table4.1">
          <table:table-cell table:style-name="Table4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4.B1" office:value-type="string">
            <text:p text:style-name="P31" loext:marker-style-name="T6"/>
          </table:table-cell>
        </table:table-row>
      </table:table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6" loext:marker-style-name="T9"><text:span text:style-name="T5"/></text:p>
      <text:p text:style-name="P7" loext:marker-style-name="T9"><text:span text:style-name="T5">Cambiar Responsable en Evento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 loext:marker-style-name="T6"><text:span text:style-name="T6">Nombre</text:span><text:span text:style-name="T6"/></text:p>
          </table:table-cell>
          <table:table-cell table:style-name="Table5.B1" office:value-type="string">
            <text:p text:style-name="normal" loext:marker-style-name="T6"><text:span text:style-name="T6">notificarAsignacion, notificarBaja= cambiarResponsableEvento (idEvento, idResponsable, idAntiguoResponsable)</text:span><text:span text:style-name="T6"/></text:p>
          </table:table-cell>
        </table:table-row>
        <table:table-row table:style-name="Table5.1">
          <table:table-cell table:style-name="Table5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5.B1" office:value-type="string">
            <text:p text:style-name="P11" loext:marker-style-name="T6"><text:span text:style-name="T6">Cambiar al responsable de un evento por otro.</text:span><text:span text:style-name="T6"/></text:p>
          </table:table-cell>
        </table:table-row>
        <table:table-row table:style-name="Table5.1">
          <table:table-cell table:style-name="Table5.A1" office:value-type="string">
            <text:p text:style-name="P8" loext:marker-style-name="T6"><text:span text:style-name="T6">Tipo</text:span><text:span text:style-name="T6"/></text:p>
          </table:table-cell>
          <table:table-cell table:style-name="Table5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5.1">
          <table:table-cell table:style-name="Table5.A1" office:value-type="string">
            <text:p text:style-name="P8" loext:marker-style-name="T6"><text:span text:style-name="T6">Notas</text:span><text:span text:style-name="T6"/></text:p>
          </table:table-cell>
          <table:table-cell table:style-name="Table5.B1" office:value-type="string">
            <text:p text:style-name="P30" loext:marker-style-name="T6"/>
          </table:table-cell>
        </table:table-row>
        <table:table-row table:style-name="Table5.1">
          <table:table-cell table:style-name="Table5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5.B1" office:value-type="string">
            <text:list text:style-name="WWNum15">
              <text:list-item>
                <text:p text:style-name="P18" loext:marker-style-name="T6"><text:span text:style-name="T6">No existe el responsable con identificador idResponsable o idAntiguoResponsable</text:span><text:span text:style-name="T6"/></text:p>
              </text:list-item>
              <text:list-item>
                <text:p text:style-name="P18" loext:marker-style-name="T7"><text:span text:style-name="T6">No existe el evento con identificador idEvento</text:span><text:span text:style-name="T7"/></text:p>
              </text:list-item>
              <text:list-item>
                <text:p text:style-name="P18" loext:marker-style-name="T7"><text:span text:style-name="T6">No se puede realizar el cambio por coincidencia de horarios de eventos del nuevo responsable con el evento nuevo a asignar.</text:span><text:span text:style-name="T7"/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8" loext:marker-style-name="T6"><text:span text:style-name="T6">Salida</text:span><text:span text:style-name="T6"/></text:p>
          </table:table-cell>
          <table:table-cell table:style-name="Table5.B1" office:value-type="string">
            <text:p text:style-name="P11" loext:marker-style-name="T6"><text:span text:style-name="T6">Notificación de asignación al responsable con idResponsable y notificación de baja al responsable con idAntiguoResponsable</text:span><text:span text:style-name="T6"/></text:p>
          </table:table-cell>
        </table:table-row>
        <table:table-row table:style-name="Table5.1">
          <table:table-cell table:style-name="Table5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5.B1" office:value-type="string">
            <text:p text:style-name="P30" loext:marker-style-name="T6"/>
          </table:table-cell>
        </table:table-row>
        <table:table-row table:style-name="Table5.1">
          <table:table-cell table:style-name="Table5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5.B1" office:value-type="string">
            <text:list text:style-name="WWNum11">
              <text:list-item>
                <text:p text:style-name="P19" loext:marker-style-name="T7"><text:span text:style-name="T6">Se eliminó el enlace “controla” entre el objeto de la clase Responsable asociado a idAntiguoResponsable y el objeto de la clase Evento asociado a idEvento.</text:span><text:span text:style-name="T7"/></text:p>
              </text:list-item>
              <text:list-item>
                <text:p text:style-name="P19" loext:marker-style-name="T7"><text:span text:style-name="T6">Se creó un enlace “controla” entre el objeto de la clase Responsable asociado a idResponsable con el objeto de la clase Evento asociado a idEvento.</text:span><text:span text:style-name="T7"/></text:p>
              </text:list-item>
            </text:list>
          </table:table-cell>
        </table:table-row>
      </table:table>
      <text:p text:style-name="P34" loext:marker-style-name="T5"/>
      <text:p text:style-name="P5" loext:marker-style-name="T4"/>
      <text:p text:style-name="P3" loext:marker-style-name="T4"/>
      <text:p text:style-name="P35"><text:span text:style-name="T4">Operaciones de Arturo</text:span></text:p>
      <text:p text:style-name="P6" loext:marker-style-name="T9"><text:span text:style-name="T5">Cancelar Reserva</text:span><text:span text:style-name="T5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 loext:marker-style-name="T6"><text:span text:style-name="T6">Nombre</text:span><text:span text:style-name="T6"/></text:p>
          </table:table-cell>
          <table:table-cell table:style-name="Table6.B1" office:value-type="string">
            <text:p text:style-name="P10" loext:marker-style-name="T6"><text:span text:style-name="T6">precio, idPago = cancelarReserva (idCliente, idReserva)</text:span><text:span text:style-name="T6"/></text:p>
          </table:table-cell>
        </table:table-row>
        <table:table-row table:style-name="Table6.1">
          <table:table-cell table:style-name="Table6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6.B1" office:value-type="string">
            <text:p text:style-name="P11" loext:marker-style-name="T6"><text:span text:style-name="T6">Cancelar la reserva que un cliente ha realizado.</text:span><text:span text:style-name="T6"/></text:p>
          </table:table-cell>
        </table:table-row>
        <table:table-row table:style-name="Table6.1">
          <table:table-cell table:style-name="Table6.A1" office:value-type="string">
            <text:p text:style-name="P8" loext:marker-style-name="T6"><text:span text:style-name="T6">Tipo</text:span><text:span text:style-name="T6"/></text:p>
          </table:table-cell>
          <table:table-cell table:style-name="Table6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6.1">
          <table:table-cell table:style-name="Table6.A1" office:value-type="string">
            <text:p text:style-name="P8" loext:marker-style-name="T6"><text:span text:style-name="T6">Notas</text:span><text:span text:style-name="T6"/></text:p>
          </table:table-cell>
          <table:table-cell table:style-name="Table6.B1" office:value-type="string">
            <text:p text:style-name="P30" loext:marker-style-name="T6"/>
          </table:table-cell>
        </table:table-row>
        <table:table-row table:style-name="Table6.1">
          <table:table-cell table:style-name="Table6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6.B1" office:value-type="string">
            <text:list xml:id="list3402844438" text:style-name="WWNum9">
              <text:list-item>
                <text:p text:style-name="P20" loext:marker-style-name="T6"><text:span text:style-name="T6">No existe el Cliente con identificador idCliente</text:span><text:span text:style-name="T6"/></text:p>
              </text:list-item>
              <text:list-item>
                <text:p text:style-name="P20" loext:marker-style-name="T6"><text:span text:style-name="T6">No existe la Reserva con identificador idReserva</text:span><text:span text:style-name="T6"/></text:p>
              </text:list-item>
              <text:list-item>
                <text:p text:style-name="P20" loext:marker-style-name="T7"><text:span text:style-name="T6">No hay ningún enlace establecido entre el Cliente identificado por idCliente y la Reserva identificada por idReserva.</text:span><text:span text:style-name="T7"/></text:p>
              </text:list-item>
              <text:list-item>
                <text:p text:style-name="P20" loext:marker-style-name="T7"><text:span text:style-name="T6">La fecha actual no se encuentra dentro del <text:s/>Periodo de Cancelación del Evento asociado a la Reserva con identificador idReserva.</text:span><text:span text:style-name="T7"/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8" loext:marker-style-name="T6"><text:span text:style-name="T6">Salida</text:span><text:span text:style-name="T6"/></text:p>
          </table:table-cell>
          <table:table-cell table:style-name="Table6.B1" office:value-type="string">
            <text:p text:style-name="P11" loext:marker-style-name="T6"><text:span text:style-name="T6">El precio que ha costado la reserva y el identificador del Pago</text:span><text:span text:style-name="T6"/></text:p>
          </table:table-cell>
        </table:table-row>
        <table:table-row table:style-name="Table6.1">
          <table:table-cell table:style-name="Table6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6.B1" office:value-type="string">
            <text:p text:style-name="P30" loext:marker-style-name="T6"/>
          </table:table-cell>
        </table:table-row>
        <table:table-row table:style-name="Table6.1">
          <table:table-cell table:style-name="Table6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6.B1" office:value-type="string">
            <text:list xml:id="list1846180058" text:style-name="WWNum6">
              <text:list-item>
                <text:p text:style-name="P21" loext:marker-style-name="T6"><text:span text:style-name="T6">Se modificó el atributo </text:span><text:span text:style-name="T8">numeroAsistentes</text:span><text:span text:style-name="T6"> del único objeto Evento relacionado con el objeto Reserva identificado por idReserva, restándole una unidad</text:span><text:span text:style-name="T10"><text:note text:id="ftn1" text:note-class="footnote"><text:note-citation>1</text:note-citation><text:note-body><text:p text:style-name="P29" loext:marker-style-name="T11"><text:span text:style-name="T11"><text:s/>Se especificó en clase que una reserva es para un único participante, luego cancelar una reserva tan solo resta un asistente del evento.</text:span></text:p></text:note-body></text:note></text:span><text:span text:style-name="T6">.</text:span></text:p>
              </text:list-item>
              <text:list-item>
                <text:p text:style-name="P21" loext:marker-style-name="T6"><text:span text:style-name="T6">Se destruyó el único enlace del objeto Reserva identificado por idReserva y del objeto Compra correspondiente.</text:span><text:span text:style-name="T6"/></text:p>
              </text:list-item>
              <text:list-item>
                <text:p text:style-name="P21" loext:marker-style-name="T7"><text:span text:style-name="T6">Se destruyó el único enlace del <text:s/>objeto Reserva identificado por idReserva y del objeto Participante correspondiente.</text:span><text:span text:style-name="T7"/></text:p>
              </text:list-item>
              <text:list-item>
                <text:p text:style-name="P21" loext:marker-style-name="T6"><text:span text:style-name="T6">Se destruyó el único enlace del <text:s/>objeto Reserva identificado por idReserva y del objeto Evento correspondiente.</text:span><text:span text:style-name="T6"/></text:p>
              </text:list-item>
              <text:list-item>
                <text:p text:style-name="P21" loext:marker-style-name="T6"><text:span text:style-name="T6">Se destruyó el objeto Reserva identificado por idReserva.</text:span><text:span text:style-name="T6"/></text:p>
              </text:list-item>
            </text:list>
          </table:table-cell>
        </table:table-row>
      </table:table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6" loext:marker-style-name="T9"><text:span text:style-name="T5"/></text:p>
      <text:p text:style-name="P7" loext:marker-style-name="T9"><text:span text:style-name="T5">Reembolso de la Reserv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 loext:marker-style-name="T6"><text:span text:style-name="T6">Nombre</text:span><text:span text:style-name="T6"/></text:p>
          </table:table-cell>
          <table:table-cell table:style-name="Table7.B1" office:value-type="string">
            <text:p text:style-name="normal" loext:marker-style-name="T6"><text:span text:style-name="T6">comprobanteReembolso = reembolsoReserva(idCliente, idReserva, idPago, precio)</text:span><text:span text:style-name="T6"/></text:p>
          </table:table-cell>
        </table:table-row>
        <table:table-row table:style-name="Table7.1">
          <table:table-cell table:style-name="Table7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7.B1" office:value-type="string">
            <text:p text:style-name="P11" loext:marker-style-name="T6"><text:span text:style-name="T6">Realizar el reembolso de una reserva cancelada por un cliente.</text:span><text:span text:style-name="T6"/></text:p>
          </table:table-cell>
        </table:table-row>
        <table:table-row table:style-name="Table7.1">
          <table:table-cell table:style-name="Table7.A1" office:value-type="string">
            <text:p text:style-name="P8" loext:marker-style-name="T6"><text:span text:style-name="T6">Tipo</text:span><text:span text:style-name="T6"/></text:p>
          </table:table-cell>
          <table:table-cell table:style-name="Table7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7.1">
          <table:table-cell table:style-name="Table7.A1" office:value-type="string">
            <text:p text:style-name="P8" loext:marker-style-name="T6"><text:span text:style-name="T6">Notas</text:span><text:span text:style-name="T6"/></text:p>
          </table:table-cell>
          <table:table-cell table:style-name="Table7.B1" office:value-type="string">
            <text:p text:style-name="P30" loext:marker-style-name="T6"/>
          </table:table-cell>
        </table:table-row>
        <table:table-row table:style-name="Table7.1">
          <table:table-cell table:style-name="Table7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7.B1" office:value-type="string">
            <text:list xml:id="list171044074803250" text:continue-list="list3402844438" text:style-name="WWNum9">
              <text:list-item>
                <text:p text:style-name="P20" loext:marker-style-name="T6"><text:span text:style-name="T6">No existe el Cliente con identificador idCliente</text:span><text:span text:style-name="T6"/></text:p>
              </text:list-item>
              <text:list-item>
                <text:p text:style-name="P20" loext:marker-style-name="T6"><text:span text:style-name="T6">No existe la Reserva con identificador idReserva</text:span><text:span text:style-name="T6"/></text:p>
              </text:list-item>
              <text:list-item>
                <text:p text:style-name="P20" loext:marker-style-name="T6"><text:span text:style-name="T6">No existe el Pago con identificador idPago</text:span><text:span text:style-name="T6"/></text:p>
              </text:list-item>
              <text:list-item>
                <text:p text:style-name="P20" loext:marker-style-name="T7"><text:span text:style-name="T6">El pago identificado por idPago no tiene atributo </text:span><text:span text:style-name="T8">cantidad</text:span><text:span text:style-name="T6"> igual a precio</text:span></text:p>
              </text:list-item>
              <text:list-item>
                <text:p text:style-name="P20" loext:marker-style-name="T7"><text:span text:style-name="T6">La reserva identificada por idReserva no fue realizada por el cliente identificado por idCliente</text:span><text:span text:style-name="T7"/></text:p>
              </text:list-item>
              <text:list-item>
                <text:p text:style-name="P20" loext:marker-style-name="T7"><text:span text:style-name="T6">El pago identificado por idPago no está asociado a ninguna compra asociada a la reserva identificada por idReserva.</text:span><text:span text:style-name="T7"/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8" loext:marker-style-name="T6"><text:span text:style-name="T6">Salida</text:span><text:span text:style-name="T6"/></text:p>
          </table:table-cell>
          <table:table-cell table:style-name="Table7.B1" office:value-type="string">
            <text:p text:style-name="P11" loext:marker-style-name="T6"><text:span text:style-name="T6">El comprobante de que se ha realizado la reserva</text:span><text:span text:style-name="T6"/></text:p>
          </table:table-cell>
        </table:table-row>
        <table:table-row table:style-name="Table7.1">
          <table:table-cell table:style-name="Table7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7.B1" office:value-type="string">
            <text:p text:style-name="P11" loext:marker-style-name="T6"><text:span text:style-name="T6">0 &lt; pago</text:span><text:span text:style-name="T6"/></text:p>
          </table:table-cell>
        </table:table-row>
        <table:table-row table:style-name="Table7.1">
          <table:table-cell table:style-name="Table7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7.B1" office:value-type="string">
            <text:list xml:id="list171043850585632" text:continue-list="list1846180058" text:style-name="WWNum6">
              <text:list-item>
                <text:p text:style-name="P21" loext:marker-style-name="T6"><text:span text:style-name="T6">Se creó un objeto de la clase Reembolso, reem, debidamente inicializado con la fecha y hora actuales.</text:span><text:span text:style-name="T6"/></text:p>
              </text:list-item>
              <text:list-item>
                <text:p text:style-name="P21" loext:marker-style-name="T7"><text:span text:style-name="T6">Se creó el enlace entre reem y el objeto de la clase Pago identificado por idPago.</text:span><text:span text:style-name="T7"/></text:p>
              </text:list-item>
            </text:list>
          </table:table-cell>
        </table:table-row>
      </table:table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6" loext:marker-style-name="T9"><text:span text:style-name="T5"/></text:p>
      <text:p text:style-name="P7" loext:marker-style-name="T9"><text:span text:style-name="T5">Inicio de la Compra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 loext:marker-style-name="T6"><text:span text:style-name="T6">Nombre</text:span><text:span text:style-name="T6"/></text:p>
          </table:table-cell>
          <table:table-cell table:style-name="Table8.B1" office:value-type="string">
            <text:p text:style-name="P10" loext:marker-style-name="T6"><text:span text:style-name="T6">idCompra, idReserva, precio = iniciarCompra (idCliente, idParticipante, accesibilidad, idEvento)</text:span><text:span text:style-name="T6"/></text:p>
          </table:table-cell>
        </table:table-row>
        <table:table-row table:style-name="Table8.1">
          <table:table-cell table:style-name="Table8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8.B1" office:value-type="string">
            <text:p text:style-name="P11" loext:marker-style-name="T6"><text:span text:style-name="T6">Inicia la compra de una reserva de un evento.</text:span><text:span text:style-name="T6"/></text:p>
          </table:table-cell>
        </table:table-row>
        <table:table-row table:style-name="Table8.1">
          <table:table-cell table:style-name="Table8.A1" office:value-type="string">
            <text:p text:style-name="P8" loext:marker-style-name="T6"><text:span text:style-name="T6">Tipo</text:span><text:span text:style-name="T6"/></text:p>
          </table:table-cell>
          <table:table-cell table:style-name="Table8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8.1">
          <table:table-cell table:style-name="Table8.A1" office:value-type="string">
            <text:p text:style-name="P8" loext:marker-style-name="T6"><text:span text:style-name="T6">Notas</text:span><text:span text:style-name="T6"/></text:p>
          </table:table-cell>
          <table:table-cell table:style-name="Table8.B1" office:value-type="string">
            <text:p text:style-name="P30" loext:marker-style-name="T6"/>
          </table:table-cell>
        </table:table-row>
        <table:table-row table:style-name="Table8.1">
          <table:table-cell table:style-name="Table8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8.B1" office:value-type="string">
            <text:list xml:id="list171043962075723" text:continue-list="list171044074803250" text:style-name="WWNum9">
              <text:list-item>
                <text:p text:style-name="P20" loext:marker-style-name="T6"><text:span text:style-name="T6">No existe el Cliente con identificador idCliente.</text:span><text:span text:style-name="T6"/></text:p>
              </text:list-item>
              <text:list-item>
                <text:p text:style-name="P20" loext:marker-style-name="T6"><text:span text:style-name="T6">No existe el Participante con identificador idParticipante.</text:span><text:span text:style-name="T6"/></text:p>
              </text:list-item>
              <text:list-item>
                <text:p text:style-name="P20" loext:marker-style-name="T6"><text:span text:style-name="T6">No existe el Evento con identificador idEvento.</text:span><text:span text:style-name="T6"/></text:p>
              </text:list-item>
              <text:list-item>
                <text:p text:style-name="P20" loext:marker-style-name="T6"><text:span text:style-name="T6">No existe un objeto de la clase Reserva relacionado tanto con el Cliente con identificador idCliente como con el Evento identificado por idEvento.</text:span><text:span text:style-name="T6"/></text:p>
              </text:list-item>
              <text:list-item>
                <text:p text:style-name="P20" loext:marker-style-name="T7"><text:span text:style-name="T6">El objeto de la clase Reserva relacionado tanto con el Cliente con identificador idCliente como con el Evento identificado por idEvento tiene en el atributo </text:span><text:span text:style-name="T8">accesibilidad</text:span><text:span text:style-name="T6"> el valor dado de accesibilidad como parámetro</text:span><text:span text:style-name="T10"><text:note text:id="ftn3" text:note-class="footnote"><text:note-citation>2</text:note-citation><text:note-body><text:p text:style-name="P29" loext:marker-style-name="T11"><text:span text:style-name="T11"><text:s/>En clase se me comentó que este atributo de accesibilidad posiblemente no sería necesario.</text:span></text:p></text:note-body></text:note></text:span><text:span text:style-name="T6">.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33" loext:marker-style-name="T6"/>
            <text:p text:style-name="P8" loext:marker-style-name="T6"><text:span text:style-name="T6">Salida</text:span><text:span text:style-name="T6"/></text:p>
          </table:table-cell>
          <table:table-cell table:style-name="Table8.B1" office:value-type="string">
            <text:p text:style-name="P11" loext:marker-style-name="T6"><text:span text:style-name="T6">El identificador de la compra, de la reserva, y el precio de la compra.</text:span><text:span text:style-name="T6"/></text:p>
          </table:table-cell>
        </table:table-row>
        <table:table-row table:style-name="Table8.1">
          <table:table-cell table:style-name="Table8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8.B1" office:value-type="string">
            <text:list xml:id="list2167282221" text:style-name="WWNum7">
              <text:list-item>
                <text:p text:style-name="P22" loext:marker-style-name="T6"><text:span text:style-name="T6">DNI válido (8 dígitos, junto con la letra correspondiente)</text:span><text:span text:style-name="T6"/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8.B1" office:value-type="string">
            <text:list xml:id="list171044707759138" text:continue-list="list171043850585632" text:style-name="WWNum6">
              <text:list-item>
                <text:p text:style-name="P21" loext:marker-style-name="T6"><text:span text:style-name="T6">Se creó un objeto de la clase Compra, compra, debidamente inicializado con la fecha actual.</text:span><text:span text:style-name="T6"/></text:p>
              </text:list-item>
              <text:list-item>
                <text:p text:style-name="P21" loext:marker-style-name="T7"><text:span text:style-name="T6">Se creó el enlace entre compra y el objeto de la clase Cliente identificado por idCliente.</text:span><text:span text:style-name="T7"/></text:p>
              </text:list-item>
              <text:list-item>
                <text:p text:style-name="P21" loext:marker-style-name="T7"><text:span text:style-name="T6">Se creó el enlace entre compra y el objeto de la clase Reserva relacionado tanto con el Cliente con identificador idCliente como con el Evento identificado por idEvento. </text:span><text:span text:style-name="T7"/></text:p>
              </text:list-item>
            </text:list>
          </table:table-cell>
        </table:table-row>
      </table:table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34" loext:marker-style-name="T5"/>
      <text:p text:style-name="P6" loext:marker-style-name="T9"><text:span text:style-name="T5"/></text:p>
      <text:p text:style-name="P7" loext:marker-style-name="T9"><text:span text:style-name="T5">Alta de Cliente Registrado</text:span><text:span text:style-name="T5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 loext:marker-style-name="T6"><text:span text:style-name="T6">Nombre</text:span><text:span text:style-name="T6"/></text:p>
          </table:table-cell>
          <table:table-cell table:style-name="Table9.B1" office:value-type="string">
            <text:p text:style-name="P10" loext:marker-style-name="T6"><text:span text:style-name="T6">altaClienteRegistrado(idCliente, nombreUsuario, password)</text:span><text:span text:style-name="T6"/></text:p>
          </table:table-cell>
        </table:table-row>
        <table:table-row table:style-name="Table9.1">
          <table:table-cell table:style-name="Table9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9.B1" office:value-type="string">
            <text:p text:style-name="P11" loext:marker-style-name="T6"><text:span text:style-name="T6">Registrar a un cliente como usuario del sistema.</text:span><text:span text:style-name="T6"/></text:p>
          </table:table-cell>
        </table:table-row>
        <table:table-row table:style-name="Table9.1">
          <table:table-cell table:style-name="Table9.A1" office:value-type="string">
            <text:p text:style-name="P8" loext:marker-style-name="T6"><text:span text:style-name="T6">Tipo</text:span><text:span text:style-name="T6"/></text:p>
          </table:table-cell>
          <table:table-cell table:style-name="Table9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9.1">
          <table:table-cell table:style-name="Table9.A1" office:value-type="string">
            <text:p text:style-name="P8" loext:marker-style-name="T6"><text:span text:style-name="T6">Notas</text:span><text:span text:style-name="T6"/></text:p>
          </table:table-cell>
          <table:table-cell table:style-name="Table9.B1" office:value-type="string">
            <text:p text:style-name="P30" loext:marker-style-name="T6"/>
          </table:table-cell>
        </table:table-row>
        <table:table-row table:style-name="Table9.1">
          <table:table-cell table:style-name="Table9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9.B1" office:value-type="string">
            <text:list xml:id="list171045248777544" text:continue-list="list171043962075723" text:style-name="WWNum9">
              <text:list-item>
                <text:p text:style-name="P20" loext:marker-style-name="T7"><text:span text:style-name="T6">No existe el Cliente con identificador idCliente</text:span><text:span text:style-name="T7"/></text:p>
              </text:list-item>
              <text:list-item>
                <text:p text:style-name="P20" loext:marker-style-name="T7"><text:span text:style-name="T6">Ya existe un usuario con identificador de cliente idCliente.</text:span><text:span text:style-name="T7"/></text:p>
              </text:list-item>
              <text:list-item>
                <text:p text:style-name="P20" loext:marker-style-name="T7"><text:span text:style-name="T6">Ya existe un usuario con ese Nombre de Usuario.</text:span><text:span text:style-name="T7"/></text:p>
              </text:list-item>
              <text:list-item>
                <text:p text:style-name="P20" loext:marker-style-name="T7"><text:span text:style-name="T6">El atributo </text:span><text:span text:style-name="T8">esUsuario</text:span><text:span text:style-name="T6"> del objeto de la clase Cliente identificado por idCliente está a </text:span><text:span text:style-name="T8">True</text:span><text:span text:style-name="T6">.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8" loext:marker-style-name="T6"><text:span text:style-name="T6">Salida</text:span><text:span text:style-name="T6"/></text:p>
          </table:table-cell>
          <table:table-cell table:style-name="Table9.B1" office:value-type="string">
            <text:p text:style-name="P30" loext:marker-style-name="T6"/>
          </table:table-cell>
        </table:table-row>
        <table:table-row table:style-name="Table9.1">
          <table:table-cell table:style-name="Table9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9.B1" office:value-type="string">
            <text:p text:style-name="P30" loext:marker-style-name="T6"/>
          </table:table-cell>
        </table:table-row>
        <table:table-row table:style-name="Table9.1">
          <table:table-cell table:style-name="Table9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9.B1" office:value-type="string">
            <text:list xml:id="list171044076808002" text:continue-list="list171044707759138" text:style-name="WWNum6">
              <text:list-item>
                <text:p text:style-name="P21" loext:marker-style-name="T7"><text:span text:style-name="T6">Se creó un objeto de la clase Usuario, usr, debidamente inicializado.</text:span><text:span text:style-name="T7"/></text:p>
              </text:list-item>
              <text:list-item>
                <text:p text:style-name="P21" loext:marker-style-name="T7"><text:span text:style-name="T6">Se creó un enlace entre usr y el objeto de la clase Cliente identificado por idCliente.</text:span><text:span text:style-name="T7"/></text:p>
              </text:list-item>
              <text:list-item>
                <text:p text:style-name="P21" loext:marker-style-name="T7"><text:span text:style-name="T6">Se modificó el atributo </text:span><text:span text:style-name="T8">esUsuario</text:span><text:span text:style-name="T6"> del objeto de la clase Cliente identificado por idCliente a </text:span><text:span text:style-name="T8">True</text:span><text:span text:style-name="T6">.</text:span></text:p>
              </text:list-item>
            </text:list>
          </table:table-cell>
        </table:table-row>
      </table:table>
      <text:p text:style-name="P34" loext:marker-style-name="T5"/>
      <text:p text:style-name="P6" loext:marker-style-name="T9"><text:span text:style-name="T5">Alta de Participante</text:span><text:span text:style-name="T5"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 loext:marker-style-name="T6"><text:span text:style-name="T6">Nombre</text:span><text:span text:style-name="T6"/></text:p>
          </table:table-cell>
          <table:table-cell table:style-name="Table10.B1" office:value-type="string">
            <text:p text:style-name="P10" loext:marker-style-name="T6"><text:span text:style-name="T6">idParticipante = altaParticipante (nombre, apellidos, dni, rango_edad)</text:span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10.B1" office:value-type="string">
            <text:p text:style-name="P11" loext:marker-style-name="T6"><text:span text:style-name="T6">Dar de alta a una persona como participante de eventos.</text:span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8" loext:marker-style-name="T6"><text:span text:style-name="T6">Tipo</text:span><text:span text:style-name="T6"/></text:p>
          </table:table-cell>
          <table:table-cell table:style-name="Table10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8" loext:marker-style-name="T6"><text:span text:style-name="T6">Notas</text:span><text:span text:style-name="T6"/></text:p>
          </table:table-cell>
          <table:table-cell table:style-name="Table10.B1" office:value-type="string">
            <text:p text:style-name="P30" loext:marker-style-name="T6"/>
          </table:table-cell>
        </table:table-row>
        <table:table-row table:style-name="Table10.1">
          <table:table-cell table:style-name="Table10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10.B1" office:value-type="string">
            <text:list text:continue-list="list171045248777544" text:style-name="WWNum9">
              <text:list-item>
                <text:p text:style-name="P20" loext:marker-style-name="T6"><text:span text:style-name="T6">Ya existe un Participante con ese mismo DNI</text:span><text:span text:style-name="T6"/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8" loext:marker-style-name="T6"><text:span text:style-name="T6">Salida</text:span><text:span text:style-name="T6"/></text:p>
          </table:table-cell>
          <table:table-cell table:style-name="Table10.B1" office:value-type="string">
            <text:p text:style-name="P11" loext:marker-style-name="T6"><text:span text:style-name="T6">El identificador del participante.</text:span><text:span text:style-name="T6"/></text:p>
          </table:table-cell>
        </table:table-row>
        <table:table-row table:style-name="Table10.1">
          <table:table-cell table:style-name="Table10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10.B1" office:value-type="string">
            <text:list text:continue-list="list2167282221" text:style-name="WWNum7">
              <text:list-item>
                <text:p text:style-name="P22" loext:marker-style-name="T7"><text:span text:style-name="T6">DNI válido (8 dígitos, junto con la letra correspondiente)</text:span><text:span text:style-name="T7"/>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10.B1" office:value-type="string">
            <text:list text:continue-list="list171044076808002" text:style-name="WWNum6">
              <text:list-item>
                <text:p text:style-name="P21" loext:marker-style-name="T6"><text:span text:style-name="T6">Se creó un objeto de la clase Participante, part, debidamente inicializado.</text:span><text:span text:style-name="T6"/></text:p>
              </text:list-item>
            </text:list>
          </table:table-cell>
        </table:table-row>
      </table:table>
      <text:p text:style-name="P34" loext:marker-style-name="T5"/>
      <text:p text:style-name="P5" loext:marker-style-name="T4"/>
      <text:p text:style-name="P3" loext:marker-style-name="T4"/>
      <text:p text:style-name="P35"><text:span text:style-name="T4">Operaciones de Manuel</text:span></text:p>
      <text:p text:style-name="P6" loext:marker-style-name="T9"><text:span text:style-name="T5">Pago de Compra</text:span><text:span text:style-name="T5"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8" loext:marker-style-name="T6"><text:span text:style-name="T6">Nombre</text:span><text:span text:style-name="T6"/></text:p>
          </table:table-cell>
          <table:table-cell table:style-name="Table11.B1" office:value-type="string">
            <text:p text:style-name="P10" loext:marker-style-name="T6"><text:span text:style-name="T6">pagoCompra(idCompra, <text:s/>tipo_Pago, cantidad)</text:span><text:span text:style-name="T6"/></text:p>
          </table:table-cell>
        </table:table-row>
        <table:table-row table:style-name="Table11.1">
          <table:table-cell table:style-name="Table11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11.B1" office:value-type="string">
            <text:p text:style-name="P11" loext:marker-style-name="T6"><text:span text:style-name="T6">Realizar el pago de una compra</text:span><text:span text:style-name="T6"/></text:p>
          </table:table-cell>
        </table:table-row>
        <table:table-row table:style-name="Table11.1">
          <table:table-cell table:style-name="Table11.A1" office:value-type="string">
            <text:p text:style-name="P8" loext:marker-style-name="T6"><text:span text:style-name="T6">Tipo</text:span><text:span text:style-name="T6"/></text:p>
          </table:table-cell>
          <table:table-cell table:style-name="Table11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11.1">
          <table:table-cell table:style-name="Table11.A1" office:value-type="string">
            <text:p text:style-name="P8" loext:marker-style-name="T6"><text:span text:style-name="T6">Notas</text:span><text:span text:style-name="T6"/></text:p>
          </table:table-cell>
          <table:table-cell table:style-name="Table11.B1" office:value-type="string">
            <text:p text:style-name="P11" loext:marker-style-name="T6"><text:span text:style-name="T6">Esta operación se realiza hasta un máximo de 3 veces en el caso de que no se haya procesado correctamente el pago.</text:span><text:span text:style-name="T6"/></text:p>
          </table:table-cell>
        </table:table-row>
        <table:table-row table:style-name="Table11.1">
          <table:table-cell table:style-name="Table11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11.B1" office:value-type="string">
            <text:p text:style-name="P11" loext:marker-style-name="T6"><text:span text:style-name="T6">-No existe la compra identificada por idCompra</text:span><text:span text:style-name="T6"/></text:p>
            <text:p text:style-name="P11" loext:marker-style-name="T6"><text:span text:style-name="T6">-No existe el tipo de pago identificado por tipo_Pago</text:span><text:span text:style-name="T6"/></text:p>
            <text:p text:style-name="P11" loext:marker-style-name="T6"><text:span text:style-name="T6">-No coincide la cantidad indicada como argumento con el precio de la reserva a la que está enlazada</text:span><text:span text:style-name="T6"/></text:p>
          </table:table-cell>
        </table:table-row>
        <table:table-row table:style-name="Table11.1">
          <table:table-cell table:style-name="Table11.A1" office:value-type="string">
            <text:p text:style-name="P8" loext:marker-style-name="T6"><text:span text:style-name="T6">Salida</text:span><text:span text:style-name="T6"/></text:p>
          </table:table-cell>
          <table:table-cell table:style-name="Table11.B1" office:value-type="string">
            <text:p text:style-name="P11" loext:marker-style-name="T6"><text:span text:style-name="T6">Identificador de pago y un valor, pagado, que nos permite comprobar si se ha procesado el pago correctamente</text:span><text:span text:style-name="T6"/></text:p>
          </table:table-cell>
        </table:table-row>
        <table:table-row table:style-name="Table11.1">
          <table:table-cell table:style-name="Table11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11.B1" office:value-type="string">
            <text:p text:style-name="P11" loext:marker-style-name="T6"><text:span text:style-name="T6">-No puede ser, la cantidad, un número menor a cero</text:span><text:span text:style-name="T6"/></text:p>
          </table:table-cell>
        </table:table-row>
        <table:table-row table:style-name="Table11.1">
          <table:table-cell table:style-name="Table11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11.B1" office:value-type="string">
            <text:p text:style-name="P11" loext:marker-style-name="T6"><text:span text:style-name="T6">-Fue creado un objeto, pagoCompra, de la clase Pago que se identifica con el idPago devuelto, debidamente inicializado.</text:span><text:span text:style-name="T6"/></text:p>
            <text:p text:style-name="P11" loext:marker-style-name="T6"><text:span text:style-name="T6">-Fue creado un enlace entre el objeto de la clase Compra identificado por idCompra y el objeto de la clase Reserva identificado por <text:s/>idReserva.</text:span><text:span text:style-name="T6"/></text:p>
            <text:p text:style-name="P11" loext:marker-style-name="T6"><text:span text:style-name="T6">-Fue creado el enlace entre el objeto de la clase compra identificado por IdCompra y el objeto de la clase Pago identificado por idPago. Este objeto de la clase pago tendrá como atributo tipo de pago el indicado en tipo_Pago y el atributo cantidad será el mismo que el dado como argumento.</text:span><text:span text:style-name="T6"/></text:p>
          </table:table-cell>
        </table:table-row>
      </table:table>
      <text:p text:style-name="P5" loext:marker-style-name="T4"/>
      <text:p text:style-name="normal" loext:marker-style-name="T9"><text:span text:style-name="T5"/></text:p>
      <text:p text:style-name="normal" loext:marker-style-name="T9"><text:span text:style-name="T5"/></text:p>
      <text:p text:style-name="normal" loext:marker-style-name="T9"><text:span text:style-name="T5"/></text:p>
      <text:p text:style-name="normal" loext:marker-style-name="T9"><text:span text:style-name="T5"/></text:p>
      <text:p text:style-name="normal" loext:marker-style-name="T9"><text:span text:style-name="T5"/></text:p>
      <text:p text:style-name="normal" loext:marker-style-name="T9"><text:span text:style-name="T5"/></text:p>
      <text:p text:style-name="normal" loext:marker-style-name="T9"><text:span text:style-name="T5"/></text:p>
      <text:p text:style-name="normal" loext:marker-style-name="T9"><text:span text:style-name="T5"/></text:p>
      <text:p text:style-name="normal" loext:marker-style-name="T9"><text:span text:style-name="T5"/></text:p>
      <text:p text:style-name="normal" loext:marker-style-name="T9"><text:span text:style-name="T5"/></text:p>
      <text:p text:style-name="normal" loext:marker-style-name="T9"><text:span text:style-name="T5"/></text:p>
      <text:p text:style-name="normal" loext:marker-style-name="T9"><text:span text:style-name="T5"/></text:p>
      <text:p text:style-name="P37" loext:marker-style-name="T9"><text:span text:style-name="T5"/></text:p>
      <text:p text:style-name="P38" loext:marker-style-name="T9"><text:span text:style-name="T5">Definir Actividad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9" loext:marker-style-name="T6"><text:span text:style-name="T6">Nombre</text:span><text:span text:style-name="T6"/></text:p>
          </table:table-cell>
          <table:table-cell table:style-name="Table12.B1" office:value-type="string">
            <text:p text:style-name="P10" loext:marker-style-name="T6"><text:span text:style-name="T6">idActividad = definirActividad(tipo_Actividad,infoActividad)</text:span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12.B1" office:value-type="string">
            <text:p text:style-name="P11" loext:marker-style-name="T6"><text:span text:style-name="T6">Crear una actividad indicando el tipo de la misma, así como la información relacionada con ella</text:span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8" loext:marker-style-name="T6"><text:span text:style-name="T6">Tipo</text:span><text:span text:style-name="T6"/></text:p>
          </table:table-cell>
          <table:table-cell table:style-name="Table12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8" loext:marker-style-name="T6"><text:span text:style-name="T6">Notas</text:span><text:span text:style-name="T6"/></text:p>
          </table:table-cell>
          <table:table-cell table:style-name="Table12.B1" office:value-type="string">
            <text:p text:style-name="P30" loext:marker-style-name="T6"/>
          </table:table-cell>
        </table:table-row>
        <table:table-row table:style-name="Table12.1">
          <table:table-cell table:style-name="Table12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12.B1" office:value-type="string">
            <text:p text:style-name="P11" loext:marker-style-name="T6"><text:span text:style-name="T6">-No se puede crear una actividad exactamente igual a una ya existente</text:span><text:span text:style-name="T6"/></text:p>
            <text:p text:style-name="P11" loext:marker-style-name="T6"><text:span text:style-name="T6">-No es válido el tipo de actividad identificado con tipo_Actividad</text:span><text:span text:style-name="T6"/></text:p>
            <text:p text:style-name="P11" loext:marker-style-name="T6"><text:span text:style-name="T6">-No es válida la información proporcionada a la actividad identificada con infoActividad</text:span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8" loext:marker-style-name="T6"><text:span text:style-name="T6">Salida</text:span><text:span text:style-name="T6"/></text:p>
          </table:table-cell>
          <table:table-cell table:style-name="Table12.B1" office:value-type="string">
            <text:p text:style-name="P30" loext:marker-style-name="T6"/>
          </table:table-cell>
        </table:table-row>
        <table:table-row table:style-name="Table12.1">
          <table:table-cell table:style-name="Table12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12.B1" office:value-type="string">
            <text:p text:style-name="P30" loext:marker-style-name="T6"/>
          </table:table-cell>
        </table:table-row>
        <table:table-row table:style-name="Table12.1">
          <table:table-cell table:style-name="Table12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12.B1" office:value-type="string">
            <text:p text:style-name="P11" loext:marker-style-name="T6"><text:span text:style-name="T6">-Fue creado un objeto actividadNueva de la clase Actividad, con el tipo dado por tipo_Actividad y con su información dada por infoActividad, con identificador idActividad, incializado debidamente.</text:span><text:span text:style-name="T6"/></text:p>
          </table:table-cell>
        </table:table-row>
      </table:table>
      <text:p text:style-name="P6" loext:marker-style-name="T9"><text:span text:style-name="T5">Definir Evento </text:span><text:span text:style-name="T5"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" loext:marker-style-name="T6"><text:span text:style-name="T6">Nombre</text:span><text:span text:style-name="T6"/></text:p>
          </table:table-cell>
          <table:table-cell table:style-name="Table13.B1" office:value-type="string">
            <text:p text:style-name="P10" loext:marker-style-name="T6"><text:span text:style-name="T6">idEvento = <text:s/>definirEvento(idActividad, infoEvento)</text:span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13.B1" office:value-type="string">
            <text:p text:style-name="P11" loext:marker-style-name="T6"><text:span text:style-name="T6">Crear un evento asociado a una actividad dotándolo de la información necesaria</text:span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8" loext:marker-style-name="T6"><text:span text:style-name="T6">Tipo</text:span><text:span text:style-name="T6"/></text:p>
          </table:table-cell>
          <table:table-cell table:style-name="Table13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8" loext:marker-style-name="T6"><text:span text:style-name="T6">Notas</text:span><text:span text:style-name="T6"/></text:p>
          </table:table-cell>
          <table:table-cell table:style-name="Table13.B1" office:value-type="string">
            <text:p text:style-name="P30" loext:marker-style-name="T6"/>
          </table:table-cell>
        </table:table-row>
        <table:table-row table:style-name="Table13.1">
          <table:table-cell table:style-name="Table13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13.B1" office:value-type="string">
            <text:p text:style-name="P11" loext:marker-style-name="T6"><text:span text:style-name="T6">-No se puede crear un Evento exactamente igual a uno ya existente</text:span><text:span text:style-name="T6"/></text:p>
            <text:p text:style-name="P11" loext:marker-style-name="T6"><text:span text:style-name="T6">-No existe la actividad identificada por idActividad</text:span><text:span text:style-name="T6"/></text:p>
            <text:p text:style-name="P11" loext:marker-style-name="T6"><text:span text:style-name="T6">-No es válida la información dada en infoEvento</text:span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8" loext:marker-style-name="T6"><text:span text:style-name="T6">Salida</text:span><text:span text:style-name="T6"/></text:p>
          </table:table-cell>
          <table:table-cell table:style-name="Table13.B1" office:value-type="string">
            <text:p text:style-name="P30" loext:marker-style-name="T6"/>
          </table:table-cell>
        </table:table-row>
        <table:table-row table:style-name="Table13.1">
          <table:table-cell table:style-name="Table13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13.B1" office:value-type="string">
            <text:p text:style-name="P30" loext:marker-style-name="T6"/>
          </table:table-cell>
        </table:table-row>
        <table:table-row table:style-name="Table13.1">
          <table:table-cell table:style-name="Table13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13.B1" office:value-type="string">
            <text:p text:style-name="P11" loext:marker-style-name="T6"><text:span text:style-name="T6">-Fue creado el objeto, eventoNuevo, de la clase Evento identificado por idEvento, debidamente inicializado.</text:span><text:span text:style-name="T6"/></text:p>
            <text:p text:style-name="P11" loext:marker-style-name="T6"><text:span text:style-name="T6">-Fue creado el enlace entre el objeto de la clase Evento identificado por idEvento y el objeto de la clase Actividad identificado por idActividad</text:span><text:span text:style-name="T6"/></text:p>
          </table:table-cell>
        </table:table-row>
      </table:table>
      <text:p text:style-name="P34" loext:marker-style-name="T5"/>
      <text:p text:style-name="P6" loext:marker-style-name="T9"><text:span text:style-name="T5"/></text:p>
      <text:p text:style-name="P7" loext:marker-style-name="T9"><text:span text:style-name="T5">Modificar Actividad 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8" loext:marker-style-name="T6"><text:span text:style-name="T6">Nombre</text:span><text:span text:style-name="T6"/></text:p>
          </table:table-cell>
          <table:table-cell table:style-name="Table14.B1" office:value-type="string">
            <text:p text:style-name="P10" loext:marker-style-name="T6"><text:span text:style-name="T6">modificarActividad(idActividad, infoActividad)</text:span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14.B1" office:value-type="string">
            <text:p text:style-name="P11" loext:marker-style-name="T6"><text:span text:style-name="T6">Modificar la información de una actividad</text:span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8" loext:marker-style-name="T6"><text:span text:style-name="T6">Tipo</text:span><text:span text:style-name="T6"/></text:p>
          </table:table-cell>
          <table:table-cell table:style-name="Table14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8" loext:marker-style-name="T6"><text:span text:style-name="T6">Notas</text:span><text:span text:style-name="T6"/></text:p>
          </table:table-cell>
          <table:table-cell table:style-name="Table14.B1" office:value-type="string">
            <text:p text:style-name="P30" loext:marker-style-name="T6"/>
          </table:table-cell>
        </table:table-row>
        <table:table-row table:style-name="Table14.1">
          <table:table-cell table:style-name="Table14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14.B1" office:value-type="string">
            <text:p text:style-name="P11" loext:marker-style-name="T6"><text:span text:style-name="T6">-No existe la actividad identificada por idActividad</text:span><text:span text:style-name="T6"/></text:p>
            <text:p text:style-name="P11" loext:marker-style-name="T6"><text:span text:style-name="T6">-No es válida la información dada en infoActividad</text:span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8" loext:marker-style-name="T6"><text:span text:style-name="T6">Salida</text:span><text:span text:style-name="T6"/></text:p>
          </table:table-cell>
          <table:table-cell table:style-name="Table14.B1" office:value-type="string">
            <text:p text:style-name="P30" loext:marker-style-name="T6"/>
          </table:table-cell>
        </table:table-row>
        <table:table-row table:style-name="Table14.1">
          <table:table-cell table:style-name="Table14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14.B1" office:value-type="string">
            <text:p text:style-name="P30" loext:marker-style-name="T6"/>
          </table:table-cell>
        </table:table-row>
        <table:table-row table:style-name="Table14.1">
          <table:table-cell table:style-name="Table14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14.B1" office:value-type="string">
            <text:p text:style-name="P11" loext:marker-style-name="T6"><text:span text:style-name="T6">-Fue modificado el objeto ya existente de la clase Actividad identificado por idActividad, reemplazando la información de la actividad que ya tenía por la dada en infoActividad</text:span><text:span text:style-name="T6"/></text:p>
          </table:table-cell>
        </table:table-row>
      </table:table>
      <text:p text:style-name="P34" loext:marker-style-name="T5"/>
      <text:p text:style-name="P6" loext:marker-style-name="T5"><text:span text:style-name="T5">Listar actividades</text:span><text:span text:style-name="T5"/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8" loext:marker-style-name="T6"><text:span text:style-name="T6">Nombre</text:span><text:span text:style-name="T6"/></text:p>
          </table:table-cell>
          <table:table-cell table:style-name="Table15.B1" office:value-type="string">
            <text:p text:style-name="P10" loext:marker-style-name="T6"><text:span text:style-name="T6">listarActividades(criterio_búsqueda)</text:span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15.B1" office:value-type="string">
            <text:p text:style-name="P11" loext:marker-style-name="T6"><text:span text:style-name="T6">Realizar un listado de actividades que se correspondan con un criterio de búsqueda.</text:span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8" loext:marker-style-name="T6"><text:span text:style-name="T6">Tipo</text:span><text:span text:style-name="T6"/></text:p>
          </table:table-cell>
          <table:table-cell table:style-name="Table15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8" loext:marker-style-name="T6"><text:span text:style-name="T6">Notas</text:span><text:span text:style-name="T6"/></text:p>
          </table:table-cell>
          <table:table-cell table:style-name="Table15.B1" office:value-type="string">
            <text:p text:style-name="P30" loext:marker-style-name="T6"/>
          </table:table-cell>
        </table:table-row>
        <table:table-row table:style-name="Table15.1">
          <table:table-cell table:style-name="Table15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15.B1" office:value-type="string">
            <text:p text:style-name="P11" loext:marker-style-name="T6"><text:span text:style-name="T6">-No es válido el criterio de búsqueda dado en criterio_búsqueda</text:span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8" loext:marker-style-name="T6"><text:span text:style-name="T6">Salida</text:span><text:span text:style-name="T6"/></text:p>
          </table:table-cell>
          <table:table-cell table:style-name="Table15.B1" office:value-type="string">
            <text:p text:style-name="P11" loext:marker-style-name="T6"><text:span text:style-name="T6">Devuelve el listado de actividades que coinciden con el criterio de búsqueda proporcionando InfoActividad de cada una (nombre, duración, transporte, comida, guía, audioguía, idioma, máximo_asistencia, precio)</text:span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15.B1" office:value-type="string">
            <text:p text:style-name="P30" loext:marker-style-name="T6"/>
          </table:table-cell>
        </table:table-row>
        <table:table-row table:style-name="Table15.1">
          <table:table-cell table:style-name="Table15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15.B1" office:value-type="string">
            <text:p text:style-name="P30" loext:marker-style-name="T6"/>
          </table:table-cell>
        </table:table-row>
      </table:table>
      <text:p text:style-name="P5" loext:marker-style-name="T4"/>
      <text:p text:style-name="P3" loext:marker-style-name="T4"/>
      <text:p text:style-name="P3" loext:marker-style-name="T4"/>
      <text:p text:style-name="P3" loext:marker-style-name="T4"/>
      <text:p text:style-name="normal"><text:span text:style-name="T4"/></text:p>
      <text:p text:style-name="P39"><text:span text:style-name="T4">Operaciones de Pablo</text:span></text:p>
      <text:p text:style-name="P6" loext:marker-style-name="T9"><text:span text:style-name="T5">Activar Periodo de Reserva</text:span><text:span text:style-name="T5"/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8" loext:marker-style-name="T6"><text:span text:style-name="T6">Nombre</text:span><text:span text:style-name="T6"/></text:p>
          </table:table-cell>
          <table:table-cell table:style-name="Table16.B1" office:value-type="string">
            <text:p text:style-name="P10" loext:marker-style-name="T6"><text:span text:style-name="T6">activarPeriodoReserva(idEvento,fechaInicio,fechaFin) </text:span><text:span text:style-name="T6"/></text:p>
          </table:table-cell>
        </table:table-row>
        <table:table-row table:style-name="Table16.1">
          <table:table-cell table:style-name="Table16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16.B1" office:value-type="string">
            <text:p text:style-name="P11" loext:marker-style-name="T6"><text:span text:style-name="T6">Activar el periodo de reservas de una actividad de la plataforma</text:span><text:span text:style-name="T6"/></text:p>
          </table:table-cell>
        </table:table-row>
        <table:table-row table:style-name="Table16.1">
          <table:table-cell table:style-name="Table16.A1" office:value-type="string">
            <text:p text:style-name="P8" loext:marker-style-name="T6"><text:span text:style-name="T6">Tipo</text:span><text:span text:style-name="T6"/></text:p>
          </table:table-cell>
          <table:table-cell table:style-name="Table16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16.1">
          <table:table-cell table:style-name="Table16.A1" office:value-type="string">
            <text:p text:style-name="P8" loext:marker-style-name="T6"><text:span text:style-name="T6">Notas</text:span><text:span text:style-name="T6"/></text:p>
          </table:table-cell>
          <table:table-cell table:style-name="Table16.B1" office:value-type="string">
            <text:p text:style-name="P30" loext:marker-style-name="T6"/>
          </table:table-cell>
        </table:table-row>
        <table:table-row table:style-name="Table16.1">
          <table:table-cell table:style-name="Table16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16.B1" office:value-type="string">
            <text:list xml:id="list3700265734" text:style-name="WWNum12">
              <text:list-item>
                <text:p text:style-name="P23" loext:marker-style-name="T6"><text:span text:style-name="T6">No existe un evento identificado por el id idEvento</text:span><text:span text:style-name="T6"/></text:p>
              </text:list-item>
              <text:list-item>
                <text:p text:style-name="P23" loext:marker-style-name="T6"><text:span text:style-name="T6">No es admisible el formato de la fecha </text:span><text:span text:style-name="T6"/></text:p>
              </text:list-item>
              <text:list-item>
                <text:p text:style-name="P23" loext:marker-style-name="T6"><text:span text:style-name="T6">La fechaInicio es anterior a la fecha actual</text:span><text:span text:style-name="T6"/></text:p>
              </text:list-item>
              <text:list-item>
                <text:p text:style-name="P23" loext:marker-style-name="T6"><text:span text:style-name="T6">fechaFin es anterior a la fecha actual</text:span><text:span text:style-name="T6"/></text:p>
              </text:list-item>
              <text:list-item>
                <text:p text:style-name="P23" loext:marker-style-name="T6"><text:span text:style-name="T6">fecha Fin es anterior a la fechaInicio</text:span><text:span text:style-name="T6"/></text:p>
              </text:list-item>
            </text:list>
          </table:table-cell>
        </table:table-row>
        <table:table-row table:style-name="Table16.1">
          <table:table-cell table:style-name="Table16.A1" office:value-type="string">
            <text:p text:style-name="P8" loext:marker-style-name="T6"><text:span text:style-name="T6">Salida</text:span><text:span text:style-name="T6"/></text:p>
          </table:table-cell>
          <table:table-cell table:style-name="Table16.B1" office:value-type="string">
            <text:p text:style-name="P30" loext:marker-style-name="T6"/>
          </table:table-cell>
        </table:table-row>
        <table:table-row table:style-name="Table16.1">
          <table:table-cell table:style-name="Table16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16.B1" office:value-type="string">
            <text:p text:style-name="P30" loext:marker-style-name="T6"/>
          </table:table-cell>
        </table:table-row>
        <table:table-row table:style-name="Table16.1">
          <table:table-cell table:style-name="Table16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16.B1" office:value-type="string">
            <text:list text:style-name="WWNum3">
              <text:list-item>
                <text:p text:style-name="P24" loext:marker-style-name="T6"><text:span text:style-name="T6">Fue modificado un objeto de la clase Evento con identificador <text:s/>idEvento <text:s/>y su atributo periodo_reserva pasó a tener los valore fechaInicio y fechaFin</text:span><text:span text:style-name="T6"/></text:p>
              </text:list-item>
            </text:list>
          </table:table-cell>
        </table:table-row>
      </table:table>
      <text:p text:style-name="P6" loext:marker-style-name="T9"><text:span text:style-name="T5">Cambiar Maximo numero de Reservas por Persona</text:span><text:span text:style-name="T5"/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8" loext:marker-style-name="T6"><text:span text:style-name="T6">Nombre</text:span><text:span text:style-name="T6"/></text:p>
          </table:table-cell>
          <table:table-cell table:style-name="Table17.B1" office:value-type="string">
            <text:p text:style-name="P10" loext:marker-style-name="T6"><text:span text:style-name="T6">CambiarMaximoReservasPersona(idEvento,maximoReservasCliente) </text:span><text:span text:style-name="T6"/></text:p>
          </table:table-cell>
        </table:table-row>
        <table:table-row table:style-name="Table17.1">
          <table:table-cell table:style-name="Table17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17.B1" office:value-type="string">
            <text:p text:style-name="P11" loext:marker-style-name="T6"><text:span text:style-name="T6">Cambiar el máximo de reservas posibles por persona para un evento</text:span><text:span text:style-name="T6"/></text:p>
          </table:table-cell>
        </table:table-row>
        <table:table-row table:style-name="Table17.1">
          <table:table-cell table:style-name="Table17.A1" office:value-type="string">
            <text:p text:style-name="P8" loext:marker-style-name="T6"><text:span text:style-name="T6">Tipo</text:span><text:span text:style-name="T6"/></text:p>
          </table:table-cell>
          <table:table-cell table:style-name="Table17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17.1">
          <table:table-cell table:style-name="Table17.A1" office:value-type="string">
            <text:p text:style-name="P8" loext:marker-style-name="T6"><text:span text:style-name="T6">Notas</text:span><text:span text:style-name="T6"/></text:p>
          </table:table-cell>
          <table:table-cell table:style-name="Table17.B1" office:value-type="string">
            <text:p text:style-name="P30" loext:marker-style-name="T6"/>
          </table:table-cell>
        </table:table-row>
        <table:table-row table:style-name="Table17.1">
          <table:table-cell table:style-name="Table17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17.B1" office:value-type="string">
            <text:list xml:id="list171045037403321" text:continue-list="list3700265734" text:style-name="WWNum12">
              <text:list-item>
                <text:p text:style-name="P23" loext:marker-style-name="T6"><text:span text:style-name="T6">No existe el evento con identificador idEvento</text:span><text:span text:style-name="T6"/></text:p>
              </text:list-item>
              <text:list-item>
                <text:p text:style-name="P23" loext:marker-style-name="T6"><text:span text:style-name="T6">El número <text:s/>maximoReservasCliente no es válido</text:span><text:span text:style-name="T6"/></text:p>
              </text:list-item>
            </text:list>
          </table:table-cell>
        </table:table-row>
        <table:table-row table:style-name="Table17.1">
          <table:table-cell table:style-name="Table17.A1" office:value-type="string">
            <text:p text:style-name="P8" loext:marker-style-name="T6"><text:span text:style-name="T6">Salida</text:span><text:span text:style-name="T6"/></text:p>
          </table:table-cell>
          <table:table-cell table:style-name="Table17.B1" office:value-type="string">
            <text:p text:style-name="P30" loext:marker-style-name="T6"/>
          </table:table-cell>
        </table:table-row>
        <table:table-row table:style-name="Table17.1">
          <table:table-cell table:style-name="Table17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17.B1" office:value-type="string">
            <text:p text:style-name="P30" loext:marker-style-name="T6"/>
          </table:table-cell>
        </table:table-row>
        <table:table-row table:style-name="Table17.1">
          <table:table-cell table:style-name="Table17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17.B1" office:value-type="string">
            <text:list text:style-name="WWNum17">
              <text:list-item>
                <text:p text:style-name="P25" loext:marker-style-name="T6"><text:span text:style-name="T6">Fue modificado el atributo maximo_reservas_cliente de un objeto de la clase Evento con identificador idEvento <text:s/>y se le asignó el valor maximoReservasCliente</text:span><text:span text:style-name="T6"/></text:p>
              </text:list-item>
            </text:list>
          </table:table-cell>
        </table:table-row>
      </table:table>
      <text:p text:style-name="P6"/>
      <text:p text:style-name="P6" loext:marker-style-name="T9"><text:span text:style-name="T5"/></text:p>
      <text:p text:style-name="P7" loext:marker-style-name="T9"><text:span text:style-name="T5">Crear Oferta</text:span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8" loext:marker-style-name="T6"><text:span text:style-name="T6">Nombre</text:span><text:span text:style-name="T6"/></text:p>
          </table:table-cell>
          <table:table-cell table:style-name="Table18.B1" office:value-type="string">
            <text:p text:style-name="P10" loext:marker-style-name="T6"><text:span text:style-name="T6">idOferta=crearOferta(descuento,tipoOferta)</text:span><text:span text:style-name="T6"/></text:p>
          </table:table-cell>
        </table:table-row>
        <table:table-row table:style-name="Table18.1">
          <table:table-cell table:style-name="Table18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18.B1" office:value-type="string">
            <text:p text:style-name="P11" loext:marker-style-name="T6"><text:span text:style-name="T6">Crear una nueva oferta</text:span><text:span text:style-name="T6"/></text:p>
          </table:table-cell>
        </table:table-row>
        <table:table-row table:style-name="Table18.1">
          <table:table-cell table:style-name="Table18.A1" office:value-type="string">
            <text:p text:style-name="P8" loext:marker-style-name="T6"><text:span text:style-name="T6">Tipo</text:span><text:span text:style-name="T6"/></text:p>
          </table:table-cell>
          <table:table-cell table:style-name="Table18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18.1">
          <table:table-cell table:style-name="Table18.A1" office:value-type="string">
            <text:p text:style-name="P8" loext:marker-style-name="T6"><text:span text:style-name="T6">Notas</text:span><text:span text:style-name="T6"/></text:p>
          </table:table-cell>
          <table:table-cell table:style-name="Table18.B1" office:value-type="string">
            <text:p text:style-name="P30" loext:marker-style-name="T6"/>
          </table:table-cell>
        </table:table-row>
        <table:table-row table:style-name="Table18.1">
          <table:table-cell table:style-name="Table18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18.B1" office:value-type="string">
            <text:list xml:id="list171044728527028" text:continue-list="list171045037403321" text:style-name="WWNum12">
              <text:list-item>
                <text:p text:style-name="P23" loext:marker-style-name="T6"><text:span text:style-name="T6">No es válido el valor del atributo descuento </text:span><text:span text:style-name="T6"/></text:p>
              </text:list-item>
              <text:list-item>
                <text:p text:style-name="P23" loext:marker-style-name="T6"><text:span text:style-name="T6">No es válido el valor del atributo tipoOferta</text:span><text:span text:style-name="T6"/></text:p>
              </text:list-item>
            </text:list>
            <text:p text:style-name="P30" loext:marker-style-name="T6"/>
          </table:table-cell>
        </table:table-row>
        <table:table-row table:style-name="Table18.1">
          <table:table-cell table:style-name="Table18.A1" office:value-type="string">
            <text:p text:style-name="P8" loext:marker-style-name="T6"><text:span text:style-name="T6">Salida</text:span><text:span text:style-name="T6"/></text:p>
          </table:table-cell>
          <table:table-cell table:style-name="Table18.B1" office:value-type="string">
            <text:p text:style-name="P11" loext:marker-style-name="T6"><text:span text:style-name="T6">Identificador <text:s/>de la oferta creada </text:span><text:span text:style-name="T6"/></text:p>
          </table:table-cell>
        </table:table-row>
        <table:table-row table:style-name="Table18.1">
          <table:table-cell table:style-name="Table18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18.B1" office:value-type="string">
            <text:p text:style-name="P30" loext:marker-style-name="T6"/>
          </table:table-cell>
        </table:table-row>
        <table:table-row table:style-name="Table18.1">
          <table:table-cell table:style-name="Table18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18.B1" office:value-type="string">
            <text:list text:style-name="WWNum14">
              <text:list-item>
                <text:p text:style-name="P26" loext:marker-style-name="T6"><text:span text:style-name="T6">Fue creado un objeto ‘ofertanueva’ de la clase Oferta con su atributo descuento incializado con el valor <text:s/>descuento. A sus <text:s/>atributos Rango_edad y <text:s/>Dias_especiales <text:s/>se les asigna un valor que pertenezca a dicha enumeración el cual viene dado por el atributo tipoOferta </text:span><text:span text:style-name="T6"/></text:p>
              </text:list-item>
            </text:list>
            <text:p text:style-name="P32" loext:marker-style-name="T6"/>
          </table:table-cell>
        </table:table-row>
      </table:table>
      <text:p text:style-name="P6"/>
      <text:p text:style-name="P6" loext:marker-style-name="T9"><text:span text:style-name="T5">Aplicar oferta a evento</text:span><text:span text:style-name="T5"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8" loext:marker-style-name="T6"><text:span text:style-name="T6">Nombre</text:span><text:span text:style-name="T6"/></text:p>
          </table:table-cell>
          <table:table-cell table:style-name="Table19.B1" office:value-type="string">
            <text:p text:style-name="P10" loext:marker-style-name="T6"><text:span text:style-name="T6">aplicarOfertaEvento(idEvento,idOferta)</text:span><text:span text:style-name="T6"/></text:p>
          </table:table-cell>
        </table:table-row>
        <table:table-row table:style-name="Table19.1">
          <table:table-cell table:style-name="Table19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19.B1" office:value-type="string">
            <text:p text:style-name="P11" loext:marker-style-name="T6"><text:span text:style-name="T6">Aplica una oferta definida con identificador idOferta al evento con identificador idEvento</text:span><text:span text:style-name="T6"/></text:p>
          </table:table-cell>
        </table:table-row>
        <table:table-row table:style-name="Table19.1">
          <table:table-cell table:style-name="Table19.A1" office:value-type="string">
            <text:p text:style-name="P8" loext:marker-style-name="T6"><text:span text:style-name="T6">Tipo</text:span><text:span text:style-name="T6"/></text:p>
          </table:table-cell>
          <table:table-cell table:style-name="Table19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19.1">
          <table:table-cell table:style-name="Table19.A1" office:value-type="string">
            <text:p text:style-name="P8" loext:marker-style-name="T6"><text:span text:style-name="T6">Notas</text:span><text:span text:style-name="T6"/></text:p>
          </table:table-cell>
          <table:table-cell table:style-name="Table19.B1" office:value-type="string">
            <text:p text:style-name="P30" loext:marker-style-name="T6"/>
          </table:table-cell>
        </table:table-row>
        <table:table-row table:style-name="Table19.1">
          <table:table-cell table:style-name="Table19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19.B1" office:value-type="string">
            <text:list xml:id="list171044343615944" text:continue-list="list171044728527028" text:style-name="WWNum12">
              <text:list-item>
                <text:p text:style-name="P23" loext:marker-style-name="T6"><text:span text:style-name="T6">No existe un evento con identificador idEvento</text:span><text:span text:style-name="T6"/></text:p>
              </text:list-item>
              <text:list-item>
                <text:p text:style-name="P23" loext:marker-style-name="T6"><text:span text:style-name="T6">No existe una oferta con identificador idOferta</text:span><text:span text:style-name="T6"/></text:p>
              </text:list-item>
            </text:list>
          </table:table-cell>
        </table:table-row>
        <table:table-row table:style-name="Table19.1">
          <table:table-cell table:style-name="Table19.A1" office:value-type="string">
            <text:p text:style-name="P8" loext:marker-style-name="T6"><text:span text:style-name="T6">Salida</text:span><text:span text:style-name="T6"/></text:p>
          </table:table-cell>
          <table:table-cell table:style-name="Table19.B1" office:value-type="string">
            <text:p text:style-name="P30" loext:marker-style-name="T6"/>
          </table:table-cell>
        </table:table-row>
        <table:table-row table:style-name="Table19.1">
          <table:table-cell table:style-name="Table19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19.B1" office:value-type="string">
            <text:p text:style-name="P30" loext:marker-style-name="T6"/>
          </table:table-cell>
        </table:table-row>
        <table:table-row table:style-name="Table19.1">
          <table:table-cell table:style-name="Table19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19.B1" office:value-type="string">
            <text:list text:style-name="WWNum16">
              <text:list-item>
                <text:p text:style-name="P27" loext:marker-style-name="T6"><text:span text:style-name="T6">Fue creado un enlace entre un objeto de la clase oferta con identificador idOferta y un objeto de la clase Evento con identificador idEvento</text:span><text:span text:style-name="T6"/></text:p>
              </text:list-item>
            </text:list>
          </table:table-cell>
        </table:table-row>
      </table:table>
      <text:p text:style-name="P6"/>
      <text:p text:style-name="P36" loext:marker-style-name="T9"/>
      <text:p text:style-name="P36" loext:marker-style-name="T9"/>
      <text:p text:style-name="P6" loext:marker-style-name="T9"><text:span text:style-name="T5"/></text:p>
      <text:p text:style-name="P7" loext:marker-style-name="T9"><text:span text:style-name="T5">Eliminar Actividad</text:span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8" loext:marker-style-name="T6"><text:span text:style-name="T6">Nombre</text:span><text:span text:style-name="T6"/></text:p>
          </table:table-cell>
          <table:table-cell table:style-name="Table20.B1" office:value-type="string">
            <text:p text:style-name="P10" loext:marker-style-name="T6"><text:span text:style-name="T6">eliminarActividad(idActividad)</text:span><text:span text:style-name="T6"/></text:p>
          </table:table-cell>
        </table:table-row>
        <table:table-row table:style-name="Table20.1">
          <table:table-cell table:style-name="Table20.A1" office:value-type="string">
            <text:p text:style-name="P8" loext:marker-style-name="T6"><text:span text:style-name="T6">Responsabilidad</text:span><text:span text:style-name="T6"/></text:p>
          </table:table-cell>
          <table:table-cell table:style-name="Table20.B1" office:value-type="string">
            <text:p text:style-name="P11" loext:marker-style-name="T6"><text:span text:style-name="T6">Elimina una actividad del sistema </text:span><text:span text:style-name="T6"/></text:p>
          </table:table-cell>
        </table:table-row>
        <table:table-row table:style-name="Table20.1">
          <table:table-cell table:style-name="Table20.A1" office:value-type="string">
            <text:p text:style-name="P8" loext:marker-style-name="T6"><text:span text:style-name="T6">Tipo</text:span><text:span text:style-name="T6"/></text:p>
          </table:table-cell>
          <table:table-cell table:style-name="Table20.B1" office:value-type="string">
            <text:p text:style-name="P11" loext:marker-style-name="T6"><text:span text:style-name="T6">GERAT (Sistema)</text:span><text:span text:style-name="T6"/></text:p>
          </table:table-cell>
        </table:table-row>
        <table:table-row table:style-name="Table20.1">
          <table:table-cell table:style-name="Table20.A1" office:value-type="string">
            <text:p text:style-name="P8" loext:marker-style-name="T6"><text:span text:style-name="T6">Notas</text:span><text:span text:style-name="T6"/></text:p>
          </table:table-cell>
          <table:table-cell table:style-name="Table20.B1" office:value-type="string">
            <text:p text:style-name="P30" loext:marker-style-name="T6"/>
          </table:table-cell>
        </table:table-row>
        <table:table-row table:style-name="Table20.1">
          <table:table-cell table:style-name="Table20.A1" office:value-type="string">
            <text:p text:style-name="P8" loext:marker-style-name="T6"><text:span text:style-name="T6">Excepciones</text:span><text:span text:style-name="T6"/></text:p>
          </table:table-cell>
          <table:table-cell table:style-name="Table20.B1" office:value-type="string">
            <text:list text:continue-list="list171044343615944" text:style-name="WWNum12">
              <text:list-item>
                <text:p text:style-name="P23" loext:marker-style-name="T6"><text:span text:style-name="T6">No existe el identificador de dicha actividad</text:span><text:span text:style-name="T6"/></text:p>
              </text:list-item>
            </text:list>
          </table:table-cell>
        </table:table-row>
        <table:table-row table:style-name="Table20.1">
          <table:table-cell table:style-name="Table20.A1" office:value-type="string">
            <text:p text:style-name="P8" loext:marker-style-name="T6"><text:span text:style-name="T6">Salida</text:span><text:span text:style-name="T6"/></text:p>
          </table:table-cell>
          <table:table-cell table:style-name="Table20.B1" office:value-type="string">
            <text:p text:style-name="P30" loext:marker-style-name="T6"/>
          </table:table-cell>
        </table:table-row>
        <table:table-row table:style-name="Table20.7">
          <table:table-cell table:style-name="Table20.A1" office:value-type="string">
            <text:p text:style-name="P8" loext:marker-style-name="T6"><text:span text:style-name="T6">Precondiciones</text:span><text:span text:style-name="T6"/></text:p>
          </table:table-cell>
          <table:table-cell table:style-name="Table20.B1" office:value-type="string">
            <text:p text:style-name="P30" loext:marker-style-name="T6"/>
          </table:table-cell>
        </table:table-row>
        <table:table-row table:style-name="Table20.1">
          <table:table-cell table:style-name="Table20.A1" office:value-type="string">
            <text:p text:style-name="P8" loext:marker-style-name="T6"><text:span text:style-name="T6">Poscondiciones</text:span><text:span text:style-name="T6"/></text:p>
          </table:table-cell>
          <table:table-cell table:style-name="Table20.B1" office:value-type="string">
            <text:list text:style-name="WWNum5">
              <text:list-item>
                <text:p text:style-name="P28" loext:marker-style-name="T6"><text:span text:style-name="T6">Fue eliminado un objeto de la clase Actividad con el identificador idActividad</text:span><text:span text:style-name="T6"/></text:p>
              </text:list-item>
            </text:list>
          </table:table-cell>
        </table:table-row>
      </table:table>
      <text:p text:style-name="P6"/>
      <text:p text:style-name="P34" loext:marker-style-name="T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953in"/>
        </style:list-level-properties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5T17:10:43.141569860</dc:date>
    <meta:editing-duration>PT1M49S</meta:editing-duration>
    <meta:editing-cycles>1</meta:editing-cycles>
    <meta:document-statistic meta:table-count="20" meta:image-count="0" meta:object-count="0" meta:page-count="14" meta:paragraph-count="356" meta:word-count="2082" meta:character-count="14025" meta:non-whitespace-character-count="12333"/>
    <meta:generator>LibreOffice/24.2.7.2$Linux_X86_64 LibreOffice_project/420$Build-2</meta:generator>
  </office:meta>
</office:document-meta>
</file>